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cddff" draw:textarea-horizontal-align="justify" draw:textarea-vertical-align="middle" draw:auto-grow-height="false" fo:min-height="1.497cm" fo:min-width="1.501cm"/>
    </style:style>
    <style:style style:name="gr2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3.3cm"/>
    </style:style>
    <style:style style:name="gr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4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</style:style>
    <style:style style:name="gr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1.235cm"/>
      <style:paragraph-properties style:writing-mode="lr-tb"/>
    </style:style>
    <style:style style:name="gr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454cm"/>
      <style:paragraph-properties style:writing-mode="lr-tb"/>
    </style:style>
    <style:style style:name="gr9" style:family="graphic" style:parent-style-name="objectwithoutfill">
      <style:graphic-properties draw:marker-end="" draw:marker-end-width="0.3cm" draw:fill="solid" draw:textarea-vertical-align="middle"/>
    </style:style>
    <style:style style:name="gr10" style:family="graphic" style:parent-style-name="standard">
      <style:graphic-properties draw:fill-color="#acddff" draw:textarea-horizontal-align="justify" draw:textarea-vertical-align="middle" draw:auto-grow-height="false" fo:min-height="0.767cm" fo:min-width="0.9cm"/>
    </style:style>
    <style:style style:name="gr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581cm"/>
      <style:paragraph-properties style:writing-mode="lr-tb"/>
    </style:style>
    <style:style style:name="gr1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gr13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3cm"/>
      <style:paragraph-properties style:writing-mode="lr-tb"/>
    </style:style>
    <style:style style:name="gr14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5.9cm"/>
      <style:paragraph-properties style:writing-mode="lr-tb"/>
    </style:style>
    <style:style style:name="gr15" style:family="graphic" style:parent-style-name="standard">
      <style:graphic-properties draw:fill-color="#acddff" draw:textarea-horizontal-align="justify" draw:textarea-vertical-align="middle" draw:auto-grow-height="false" fo:min-height="1.497cm" fo:min-width="1.1cm"/>
      <style:paragraph-properties style:writing-mode="lr-tb"/>
    </style:style>
    <style:style style:name="gr16" style:family="graphic" style:parent-style-name="standard">
      <style:graphic-properties draw:fill-color="#acddff" draw:textarea-horizontal-align="justify" draw:textarea-vertical-align="middle" draw:auto-grow-height="false" fo:min-height="0.767cm" fo:min-width="0.701cm"/>
    </style:style>
    <style:style style:name="gr17" style:family="graphic" style:parent-style-name="standard">
      <style:graphic-properties draw:fill-color="#acddff" draw:textarea-horizontal-align="justify" draw:textarea-vertical-align="middle" draw:auto-grow-height="false" fo:min-height="0.767cm" fo:min-width="0.702cm"/>
    </style:style>
    <style:style style:name="gr18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</style:style>
    <style:style style:name="gr1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20" style:family="graphic" style:parent-style-name="standard">
      <style:graphic-properties draw:fill="solid" draw:fill-color="#acddff" draw:textarea-horizontal-align="justify" draw:textarea-vertical-align="middle" draw:auto-grow-height="false" fo:min-height="3.55cm" fo:min-width="3.3cm"/>
    </style:style>
    <style:style style:name="gr2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3cm"/>
      <style:paragraph-properties style:writing-mode="lr-tb"/>
    </style:style>
    <style:style style:name="gr22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499cm"/>
      <style:paragraph-properties style:writing-mode="lr-tb"/>
    </style:style>
    <style:style style:name="gr23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4" style:family="graphic" style:parent-style-name="standard">
      <style:graphic-properties draw:fill-color="#acddff" draw:textarea-horizontal-align="justify" draw:textarea-vertical-align="middle" draw:auto-grow-height="false" fo:min-height="1.497cm" fo:min-width="0.701cm"/>
    </style:style>
    <style:style style:name="gr2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2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27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28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1cm"/>
    </style:style>
    <style:style style:name="gr2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2.1cm"/>
    </style:style>
    <style:style style:name="gr30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31" style:family="graphic" style:parent-style-name="standard">
      <style:graphic-properties draw:fill-color="#acddff" draw:textarea-horizontal-align="justify" draw:textarea-vertical-align="middle" draw:auto-grow-height="false" fo:min-height="1.497cm" fo:min-width="1.1cm"/>
    </style:style>
    <style:style style:name="gr32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0.7cm"/>
    </style:style>
    <style:style style:name="gr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34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4.1cm"/>
    </style:style>
    <style:style style:name="gr35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3cm"/>
      <style:paragraph-properties style:writing-mode="lr-tb"/>
    </style:style>
    <style:style style:name="gr3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</style:style>
    <style:style style:name="gr3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38" style:family="graphic" style:parent-style-name="standard">
      <style:graphic-properties draw:fill="solid" draw:fill-color="#acddff" draw:textarea-horizontal-align="justify" draw:textarea-vertical-align="middle" draw:auto-grow-height="false" fo:min-height="0.151cm" fo:min-width="0.3cm"/>
      <style:paragraph-properties style:writing-mode="lr-tb"/>
    </style:style>
    <style:style style:name="gr39" style:family="graphic" style:parent-style-name="standard">
      <style:graphic-properties draw:fill-color="#acddff" draw:textarea-horizontal-align="justify" draw:textarea-vertical-align="middle" draw:auto-grow-height="false" fo:min-height="0.624cm" fo:min-width="0.702cm"/>
    </style:style>
    <style:style style:name="gr40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10.499cm"/>
      <style:paragraph-properties style:writing-mode="lr-tb"/>
    </style:style>
    <style:style style:name="gr41" style:family="graphic" style:parent-style-name="standard">
      <style:graphic-properties draw:fill-color="#acddff" draw:textarea-horizontal-align="justify" draw:textarea-vertical-align="middle" draw:auto-grow-height="false" fo:min-height="1.973cm" fo:min-width="0.701cm"/>
    </style:style>
    <style:style style:name="gr42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901cm"/>
      <style:paragraph-properties style:writing-mode="lr-tb"/>
    </style:style>
    <style:style style:name="gr43" style:family="graphic" style:parent-style-name="standard">
      <style:graphic-properties draw:fill="solid" draw:fill-color="#acddff" draw:textarea-horizontal-align="justify" draw:textarea-vertical-align="middle" draw:auto-grow-height="false" fo:min-height="1.55cm" fo:min-width="2.699cm"/>
    </style:style>
    <style:style style:name="gr4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45" style:family="graphic" style:parent-style-name="standard">
      <style:graphic-properties draw:stroke="solid" draw:marker-start="" draw:fill="solid" draw:fill-color="#acddff" draw:opacity="100%" draw:opacity-name="" draw:textarea-horizontal-align="justify" draw:textarea-vertical-align="middle" draw:auto-grow-height="false" fo:min-height="0.15cm" fo:min-width="1.1cm"/>
      <style:paragraph-properties style:writing-mode="lr-tb"/>
    </style:style>
    <style:style style:name="gr4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47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2.55cm" fo:min-width="2.9cm"/>
      <style:paragraph-properties style:writing-mode="lr-tb"/>
    </style:style>
    <style:style style:name="gr4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968cm"/>
      <style:paragraph-properties style:writing-mode="lr-tb"/>
    </style:style>
    <style:style style:name="gr4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0" style:family="graphic" style:parent-style-name="standard">
      <style:graphic-properties draw:stroke="solid" draw:marker-start="" draw:fill="none" draw:fill-color="#acddff" draw:opacity="100%" draw:textarea-horizontal-align="justify" draw:textarea-vertical-align="middle" draw:auto-grow-height="false" fo:min-height="1.55cm" fo:min-width="2.7cm"/>
      <style:paragraph-properties style:writing-mode="lr-tb"/>
    </style:style>
    <style:style style:name="gr51" style:family="graphic" style:parent-style-name="standard">
      <style:graphic-properties draw:stroke="none" draw:marker-start="" draw:fill="none" draw:fill-color="#acdd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5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5cm"/>
      <style:paragraph-properties style:writing-mode="lr-tb"/>
    </style:style>
    <style:style style:name="gr54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1.9cm"/>
      <style:paragraph-properties style:writing-mode="lr-tb"/>
    </style:style>
    <style:style style:name="gr55" style:family="graphic" style:parent-style-name="standard">
      <style:graphic-properties draw:fill="solid" draw:fill-color="#acddff" draw:textarea-horizontal-align="justify" draw:textarea-vertical-align="middle" draw:auto-grow-height="false" fo:min-height="7.15cm" fo:min-width="7.1cm"/>
    </style:style>
    <style:style style:name="gr56" style:family="graphic" style:parent-style-name="standard">
      <style:graphic-properties draw:fill="none" draw:fill-color="#729fcf" draw:textarea-horizontal-align="justify" draw:textarea-vertical-align="middle" draw:auto-grow-height="false" fo:min-height="3.95cm" fo:min-width="5.1cm"/>
    </style:style>
    <style:style style:name="gr5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5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59" style:family="graphic" style:parent-style-name="standard">
      <style:graphic-properties draw:fill="solid" draw:fill-color="#acddff" draw:textarea-horizontal-align="justify" draw:textarea-vertical-align="middle" draw:auto-grow-height="false" fo:min-height="3.15cm" fo:min-width="4.3cm"/>
    </style:style>
    <style:style style:name="gr60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4.3cm"/>
      <style:paragraph-properties style:writing-mode="lr-tb"/>
    </style:style>
    <style:style style:name="gr61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026cm"/>
      <style:paragraph-properties style:writing-mode="lr-tb"/>
    </style:style>
    <style:style style:name="gr62" style:family="graphic" style:parent-style-name="standard">
      <style:graphic-properties draw:fill="solid" draw:fill-color="#acddff" draw:textarea-horizontal-align="justify" draw:textarea-vertical-align="middle" draw:auto-grow-height="false" fo:min-height="7.75cm" fo:min-width="8.3cm"/>
    </style:style>
    <style:style style:name="gr63" style:family="graphic" style:parent-style-name="objectwithoutfill">
      <style:graphic-properties draw:marker-end="Symmetric_20_Arrow" draw:marker-end-width="0.3cm" draw:fill="solid" draw:textarea-vertical-align="middle"/>
    </style:style>
    <style:style style:name="gr64" style:family="graphic" style:parent-style-name="standard">
      <style:graphic-properties draw:fill="solid" draw:fill-color="#acddff" draw:textarea-horizontal-align="justify" draw:textarea-vertical-align="middle" draw:auto-grow-height="false" fo:min-height="3.95cm" fo:min-width="5.1cm"/>
    </style:style>
    <style:style style:name="gr65" style:family="graphic" style:parent-style-name="standard">
      <style:graphic-properties draw:fill="solid" draw:fill-color="#acddff" draw:textarea-horizontal-align="justify" draw:textarea-vertical-align="middle" draw:auto-grow-height="false" fo:min-height="2.95cm" fo:min-width="3.5cm"/>
    </style:style>
    <style:style style:name="gr66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6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3.5cm"/>
      <style:paragraph-properties style:writing-mode="lr-tb"/>
    </style:style>
    <style:style style:name="gr68" style:family="graphic" style:parent-style-name="standard">
      <style:graphic-properties draw:fill="none" draw:fill-color="#729fcf" draw:textarea-horizontal-align="justify" draw:textarea-vertical-align="middle" draw:auto-grow-height="false" fo:min-height="2.95cm" fo:min-width="3.5cm"/>
    </style:style>
    <style:style style:name="gr69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1.099cm"/>
      <style:paragraph-properties style:writing-mode="lr-tb"/>
    </style:style>
    <style:style style:name="gr70" style:family="graphic" style:parent-style-name="standard">
      <style:graphic-properties draw:marker-start="" draw:fill="none" draw:fill-color="#729fc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1" style:family="graphic" style:parent-style-name="standard">
      <style:graphic-properties draw:stroke="none" draw:marker-start="" draw:fill="none" draw:fill-color="#729fcf" draw:opacity="0%" draw:textarea-horizontal-align="justify" draw:textarea-vertical-align="middle" draw:auto-grow-height="false" fo:min-height="0.15cm" fo:min-width="2.7cm"/>
      <style:paragraph-properties style:writing-mode="lr-tb"/>
    </style:style>
    <style:style style:name="gr72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8.899cm"/>
      <style:paragraph-properties style:writing-mode="lr-tb"/>
    </style:style>
    <style:style style:name="gr73" style:family="graphic" style:parent-style-name="standard">
      <style:graphic-properties draw:fill="solid" draw:fill-color="#acddff" draw:textarea-horizontal-align="justify" draw:textarea-vertical-align="middle" draw:auto-grow-height="false" fo:min-height="1.95cm" fo:min-width="4.3cm"/>
    </style:style>
    <style:style style:name="gr74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75" style:family="graphic" style:parent-style-name="standard">
      <style:graphic-properties draw:fill-color="#acddff" draw:textarea-horizontal-align="justify" draw:textarea-vertical-align="middle" draw:auto-grow-height="false" fo:min-height="0.767cm" fo:min-width="1.1cm"/>
    </style:style>
    <style:style style:name="gr76" style:family="graphic" style:parent-style-name="standard">
      <style:graphic-properties draw:fill="solid" draw:fill-color="#acddff" draw:textarea-horizontal-align="justify" draw:textarea-vertical-align="middle" draw:auto-grow-height="false" fo:min-height="7.95cm" fo:min-width="4.7cm"/>
    </style:style>
    <style:style style:name="gr7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78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1.35cm" fo:min-width="2.5cm"/>
      <style:paragraph-properties style:writing-mode="lr-tb"/>
    </style:style>
    <style:style style:name="gr79" style:family="graphic" style:parent-style-name="standard">
      <style:graphic-properties draw:marker-start="" draw:fill="solid" draw:fill-color="#ffffff" draw:opacity="0%" draw:textarea-horizontal-align="justify" draw:textarea-vertical-align="middle" draw:auto-grow-height="false" fo:min-height="6.15cm" fo:min-width="4.5cm"/>
      <style:paragraph-properties style:writing-mode="lr-tb"/>
    </style:style>
    <style:style style:name="gr80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8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82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7cm"/>
      <style:paragraph-properties style:writing-mode="lr-tb"/>
    </style:style>
    <style:style style:name="gr8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9cm"/>
      <style:paragraph-properties style:writing-mode="lr-tb"/>
    </style:style>
    <style:style style:name="gr8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699cm"/>
      <style:paragraph-properties style:writing-mode="lr-tb"/>
    </style:style>
    <style:style style:name="gr85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2.232cm"/>
      <style:paragraph-properties style:writing-mode="lr-tb"/>
    </style:style>
    <style:style style:name="gr86" style:family="graphic" style:parent-style-name="standard">
      <style:graphic-properties draw:fill-color="#acddff" draw:textarea-horizontal-align="justify" draw:textarea-vertical-align="middle" draw:auto-grow-height="false" fo:min-height="1.403cm" fo:min-width="1.1cm"/>
      <style:paragraph-properties style:writing-mode="lr-tb"/>
    </style:style>
    <style:style style:name="gr87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2.3cm"/>
    </style:style>
    <style:style style:name="gr88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2.3cm"/>
      <style:paragraph-properties style:writing-mode="lr-tb"/>
    </style:style>
    <style:style style:name="gr89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5cm"/>
      <style:paragraph-properties style:writing-mode="lr-tb"/>
    </style:style>
    <style:style style:name="gr9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5cm"/>
      <style:paragraph-properties style:writing-mode="lr-tb"/>
    </style:style>
    <style:style style:name="gr91" style:family="graphic" style:parent-style-name="standard">
      <style:graphic-properties draw:fill-color="#acddff" draw:textarea-horizontal-align="justify" draw:textarea-vertical-align="middle" draw:auto-grow-height="false" fo:min-height="0.034cm" fo:min-width="0.784cm"/>
      <style:paragraph-properties style:writing-mode="lr-tb"/>
    </style:style>
    <style:style style:name="gr9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0.779cm"/>
      <style:paragraph-properties style:writing-mode="lr-tb"/>
    </style:style>
    <style:style style:name="gr9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458cm"/>
      <style:paragraph-properties style:writing-mode="lr-tb"/>
    </style:style>
    <style:style style:name="gr94" style:family="graphic" style:parent-style-name="standard">
      <style:graphic-properties draw:fill-color="#acddff" draw:textarea-horizontal-align="justify" draw:textarea-vertical-align="middle" draw:auto-grow-height="false" fo:min-height="0.703cm" fo:min-width="0.702cm"/>
    </style:style>
    <style:style style:name="gr95" style:family="graphic" style:parent-style-name="standard">
      <style:graphic-properties draw:fill-color="#acddff" draw:textarea-horizontal-align="justify" draw:textarea-vertical-align="middle" draw:auto-grow-height="false" fo:min-height="0.034cm" fo:min-width="1.383cm"/>
      <style:paragraph-properties style:writing-mode="lr-tb"/>
    </style:style>
    <style:style style:name="gr96" style:family="graphic" style:parent-style-name="standard">
      <style:graphic-properties draw:fill="solid" draw:fill-color="#acddff" draw:textarea-horizontal-align="justify" draw:textarea-vertical-align="middle" draw:auto-grow-height="false" fo:min-height="0.15cm" fo:min-width="1.898cm"/>
    </style:style>
    <style:style style:name="gr9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898cm"/>
      <style:paragraph-properties style:writing-mode="lr-tb"/>
    </style:style>
    <style:style style:name="gr98" style:family="graphic" style:parent-style-name="standard">
      <style:graphic-properties draw:stroke="none" draw:marker-start="" draw:fill="solid" draw:fill-color="#ffffff" draw:opacity="0%" draw:textarea-horizontal-align="justify" draw:textarea-vertical-align="top" draw:auto-grow-height="false" fo:min-height="0.194cm" fo:min-width="7.899cm"/>
      <style:paragraph-properties style:writing-mode="lr-tb"/>
    </style:style>
    <style:style style:name="gr9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9cm"/>
      <style:paragraph-properties style:writing-mode="lr-tb"/>
    </style:style>
    <style:style style:name="gr100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2.1cm"/>
      <style:paragraph-properties style:writing-mode="lr-tb"/>
    </style:style>
    <style:style style:name="gr10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2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03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04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0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95cm" fo:min-width="3.5cm"/>
      <style:paragraph-properties style:writing-mode="lr-tb"/>
    </style:style>
    <style:style style:name="gr106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7cm"/>
      <style:paragraph-properties style:writing-mode="lr-tb"/>
    </style:style>
    <style:style style:name="gr107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099cm"/>
      <style:paragraph-properties style:writing-mode="lr-tb"/>
    </style:style>
    <style:style style:name="gr108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.656cm"/>
      <style:paragraph-properties style:writing-mode="lr-tb"/>
    </style:style>
    <style:style style:name="gr109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0cm"/>
      <style:paragraph-properties style:writing-mode="lr-tb"/>
    </style:style>
    <style:style style:name="gr110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1.1cm"/>
      <style:paragraph-properties style:writing-mode="lr-tb"/>
    </style:style>
    <style:style style:name="gr11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9cm"/>
      <style:paragraph-properties style:writing-mode="lr-tb"/>
    </style:style>
    <style:style style:name="gr112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1.5cm"/>
      <style:paragraph-properties style:writing-mode="lr-tb"/>
    </style:style>
    <style:style style:name="gr113" style:family="graphic" style:parent-style-name="standard">
      <style:graphic-properties draw:stroke="solid" draw:marker-start="" draw:fill="solid" draw:fill-color="#ffffff" draw:opacity="0%" draw:textarea-horizontal-align="justify" draw:textarea-vertical-align="middle" draw:auto-grow-height="false" fo:min-height="0.15cm" fo:min-width="4.1cm"/>
      <style:paragraph-properties style:writing-mode="lr-tb"/>
    </style:style>
    <style:style style:name="gr114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3cm"/>
      <style:paragraph-properties style:writing-mode="lr-tb"/>
    </style:style>
    <style:style style:name="gr11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0.15cm" fo:min-width="0.9cm"/>
      <style:paragraph-properties style:writing-mode="lr-tb"/>
    </style:style>
    <style:style style:name="gr116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3cm"/>
      <style:paragraph-properties style:writing-mode="lr-tb"/>
    </style:style>
    <style:style style:name="gr117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898cm"/>
      <style:paragraph-properties style:writing-mode="lr-tb"/>
    </style:style>
    <style:style style:name="gr118" style:family="graphic" style:parent-style-name="standard">
      <style:graphic-properties draw:fill-color="#acddff" draw:textarea-horizontal-align="justify" draw:textarea-vertical-align="middle" draw:auto-grow-height="false" fo:min-height="0.034cm" fo:min-width="1.283cm"/>
      <style:paragraph-properties style:writing-mode="lr-tb"/>
    </style:style>
    <style:style style:name="gr119" style:family="graphic" style:parent-style-name="standard">
      <style:graphic-properties draw:fill-color="#acddff" draw:textarea-horizontal-align="justify" draw:textarea-vertical-align="middle" draw:auto-grow-height="false" fo:min-height="0.034cm" fo:min-width="1.583cm"/>
      <style:paragraph-properties style:writing-mode="lr-tb"/>
    </style:style>
    <style:style style:name="gr120" style:family="graphic" style:parent-style-name="standard">
      <style:graphic-properties draw:fill-color="#acddff" draw:textarea-horizontal-align="justify" draw:textarea-vertical-align="middle" draw:auto-grow-height="false" fo:min-height="0.767cm" fo:min-width="0.301cm"/>
    </style:style>
    <style:style style:name="gr121" style:family="graphic" style:parent-style-name="standard">
      <style:graphic-properties draw:fill-color="#acddff" draw:textarea-horizontal-align="justify" draw:textarea-vertical-align="middle" draw:auto-grow-height="false" fo:min-height="0.767cm" fo:min-width="0.302cm"/>
    </style:style>
    <style:style style:name="gr122" style:family="graphic" style:parent-style-name="standard">
      <style:graphic-properties draw:fill="solid" draw:fill-color="#acddff" draw:textarea-horizontal-align="justify" draw:textarea-vertical-align="middle" draw:auto-grow-height="false" fo:min-height="0.55cm" fo:min-width="1.7cm"/>
      <style:paragraph-properties style:writing-mode="lr-tb"/>
    </style:style>
    <style:style style:name="gr12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1.299cm"/>
      <style:paragraph-properties style:writing-mode="lr-tb"/>
    </style:style>
    <style:style style:name="gr124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1.7cm"/>
    </style:style>
    <style:style style:name="gr125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1.1cm"/>
      <style:paragraph-properties style:writing-mode="lr-tb"/>
    </style:style>
    <style:style style:name="gr126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2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28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29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30" style:family="graphic" style:parent-style-name="standard">
      <style:graphic-properties draw:fill-color="#acddff" draw:textarea-horizontal-align="justify" draw:textarea-vertical-align="middle" draw:auto-grow-height="false" fo:min-height="0.926cm" fo:min-width="0.302cm"/>
    </style:style>
    <style:style style:name="gr131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5cm" fo:min-width="0.781cm"/>
      <style:paragraph-properties style:writing-mode="lr-tb"/>
    </style:style>
    <style:style style:name="gr132" style:family="graphic" style:parent-style-name="standard">
      <style:graphic-properties draw:fill-color="#acddff" draw:textarea-horizontal-align="justify" draw:textarea-vertical-align="middle" draw:auto-grow-height="false" fo:min-height="0.862cm" fo:min-width="0.701cm"/>
      <style:paragraph-properties style:writing-mode="lr-tb"/>
    </style:style>
    <style:style style:name="gr133" style:family="graphic" style:parent-style-name="standard">
      <style:graphic-properties draw:stroke="none" draw:marker-start="" draw:fill="solid" draw:fill-color="#ffffff" draw:opacity="0%" draw:textarea-horizontal-align="justify" draw:textarea-vertical-align="middle" draw:auto-grow-height="false" fo:min-height="0.194cm" fo:min-width="0.435cm"/>
      <style:paragraph-properties style:writing-mode="lr-tb"/>
    </style:style>
    <style:style style:name="gr134" style:family="graphic" style:parent-style-name="standard">
      <style:graphic-properties draw:fill-color="#acddff" draw:textarea-horizontal-align="justify" draw:textarea-vertical-align="middle" draw:auto-grow-height="false" fo:min-height="1.021cm" fo:min-width="0.702cm"/>
    </style:style>
    <style:style style:name="gr135" style:family="graphic" style:parent-style-name="standard">
      <style:graphic-properties draw:stroke="solid" draw:marker-start="" draw:fill="solid" draw:fill-color="#acddff" draw:opacity="100%" draw:textarea-horizontal-align="justify" draw:textarea-vertical-align="middle" draw:auto-grow-height="false" fo:min-height="1.55cm" fo:min-width="3.5cm"/>
      <style:paragraph-properties style:writing-mode="lr-tb"/>
    </style:style>
    <style:style style:name="gr136" style:family="graphic" style:parent-style-name="standard">
      <style:graphic-properties draw:fill="solid" draw:fill-color="#acddff" draw:textarea-horizontal-align="justify" draw:textarea-vertical-align="middle" draw:auto-grow-height="false" fo:min-height="0.95cm" fo:min-width="2.7cm"/>
    </style:style>
    <style:style style:name="gr137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2.5cm"/>
      <style:paragraph-properties style:writing-mode="lr-tb"/>
    </style:style>
    <style:style style:name="gr138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39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5cm"/>
      <style:paragraph-properties style:writing-mode="lr-tb"/>
    </style:style>
    <style:style style:name="gr140" style:family="graphic" style:parent-style-name="standard">
      <style:graphic-properties draw:fill="solid" draw:fill-color="#acddff" draw:textarea-horizontal-align="justify" draw:textarea-vertical-align="middle" draw:auto-grow-height="false" fo:min-height="0.597cm" fo:min-width="3.5cm"/>
    </style:style>
    <style:style style:name="gr141" style:family="graphic" style:parent-style-name="standard" style:list-style-name="L1">
      <style:graphic-properties draw:stroke="none" draw:marker-start="" draw:fill="solid" draw:fill-color="#ffffff" draw:opacity="0%" draw:textarea-horizontal-align="justify" draw:textarea-vertical-align="middle" draw:auto-grow-height="false" fo:min-height="0.197cm" fo:min-width="3.5cm"/>
      <style:paragraph-properties style:writing-mode="lr-tb"/>
    </style:style>
    <style:style style:name="gr142" style:family="graphic" style:parent-style-name="standard" style:list-style-name="L1">
      <style:graphic-properties draw:marker-start="" draw:fill="solid" draw:fill-color="#ffffff" draw:opacity="0%" draw:textarea-horizontal-align="justify" draw:textarea-vertical-align="middle" draw:auto-grow-height="false" fo:min-height="0.15cm" fo:min-width="0.3cm"/>
      <style:paragraph-properties style:writing-mode="lr-tb"/>
    </style:style>
    <style:style style:name="P1" style:family="paragraph">
      <loext:graphic-properties draw:fill-color="#acddff"/>
      <style:paragraph-properties fo:text-align="center"/>
    </style:style>
    <style:style style:name="P2" style:family="paragraph">
      <loext:graphic-properties draw:fill="solid" draw:fill-color="#acddff"/>
      <style:paragraph-properties fo:text-align="center"/>
    </style:style>
    <style:style style:name="P3" style:family="paragraph">
      <style:paragraph-properties fo:text-align="center" style:writing-mode="lr-tb"/>
      <style:text-properties fo:font-size="9pt"/>
    </style:style>
    <style:style style:name="P4" style:family="paragraph">
      <loext:graphic-properties draw:fill="solid" draw:fill-color="#ffffff" draw:opacity="0%"/>
      <style:paragraph-properties fo:text-align="center" style:writing-mode="lr-tb"/>
      <style:text-properties fo:font-size="9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acddff"/>
      <style:paragraph-properties fo:text-align="center" style:writing-mode="lr-tb"/>
      <style:text-properties fo:font-size="9pt"/>
    </style:style>
    <style:style style:name="P7" style:family="paragraph">
      <style:paragraph-properties fo:text-align="start" style:writing-mode="lr-tb"/>
      <style:text-properties fo:font-size="10pt"/>
    </style:style>
    <style:style style:name="P8" style:family="paragraph">
      <loext:graphic-properties draw:fill="solid" draw:fill-color="#ffffff" draw:opacity="0%"/>
      <style:paragraph-properties fo:text-align="start"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acddff"/>
      <style:paragraph-properties fo:text-align="center" style:writing-mode="lr-tb"/>
    </style:style>
    <style:style style:name="P11" style:family="paragraph">
      <style:paragraph-properties fo:text-align="start" style:writing-mode="lr-tb"/>
      <style:text-properties fo:font-size="10pt" fo:font-weight="bold"/>
    </style:style>
    <style:style style:name="P12" style:family="paragraph">
      <loext:graphic-properties draw:fill="solid" draw:fill-color="#ffffff" draw:opacity="0%"/>
      <style:paragraph-properties fo:text-align="start" style:writing-mode="lr-tb"/>
      <style:text-properties fo:font-size="10pt" fo:font-weight="bold"/>
    </style:style>
    <style:style style:name="P13" style:family="paragraph">
      <style:paragraph-properties fo:text-align="start" style:writing-mode="lr-tb"/>
      <style:text-properties fo:font-size="9pt"/>
    </style:style>
    <style:style style:name="P14" style:family="paragraph">
      <loext:graphic-properties draw:fill="solid" draw:fill-color="#ffffff" draw:opacity="0%"/>
      <style:paragraph-properties fo:text-align="start" style:writing-mode="lr-tb"/>
      <style:text-properties fo:font-size="9pt"/>
    </style:style>
    <style:style style:name="P15" style:family="paragraph">
      <loext:graphic-properties draw:fill="solid"/>
      <style:paragraph-properties fo:text-align="center" style:writing-mode="lr-tb"/>
    </style:style>
    <style:style style:name="P16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7" style:family="paragraph">
      <loext:graphic-properties draw:fill="solid" draw:fill-color="#acddff" draw:opacity="100%"/>
      <style:paragraph-properties fo:text-align="center" style:writing-mode="lr-tb"/>
      <style:text-properties fo:font-size="9pt"/>
    </style:style>
    <style:style style:name="P18" style:family="paragraph">
      <style:paragraph-properties fo:text-align="end" style:writing-mode="lr-tb"/>
      <style:text-properties fo:font-size="9pt"/>
    </style:style>
    <style:style style:name="P19" style:family="paragraph">
      <loext:graphic-properties draw:fill="solid" draw:fill-color="#ffffff" draw:opacity="0%"/>
      <style:paragraph-properties fo:text-align="end" style:writing-mode="lr-tb"/>
      <style:text-properties fo:font-size="9pt"/>
    </style:style>
    <style:style style:name="P20" style:family="paragraph">
      <loext:graphic-properties draw:fill="none" draw:fill-color="#acddff" draw:opacity="100%"/>
      <style:paragraph-properties fo:text-align="center" style:writing-mode="lr-tb"/>
      <style:text-properties fo:font-size="9pt"/>
    </style:style>
    <style:style style:name="P21" style:family="paragraph">
      <loext:graphic-properties draw:fill="none" draw:fill-color="#acddff" draw:opacity="0%"/>
      <style:paragraph-properties fo:text-align="center" style:writing-mode="lr-tb"/>
      <style:text-properties fo:font-size="9pt"/>
    </style:style>
    <style:style style:name="P22" style:family="paragraph">
      <loext:graphic-properties draw:fill="none" draw:fill-color="#729fcf"/>
      <style:paragraph-properties fo:text-align="center"/>
    </style:style>
    <style:style style:name="P23" style:family="paragraph">
      <loext:graphic-properties draw:fill="none" draw:fill-color="#729fcf" draw:opacity="0%"/>
      <style:paragraph-properties fo:text-align="center" style:writing-mode="lr-tb"/>
      <style:text-properties fo:font-size="9pt"/>
    </style:style>
    <style:style style:name="P24" style:family="paragraph">
      <loext:graphic-properties draw:fill="none" draw:fill-color="#729fcf" draw:opacity="0%"/>
      <style:paragraph-properties fo:text-align="end" style:writing-mode="lr-tb"/>
      <style:text-properties fo:font-size="9pt"/>
    </style:style>
    <style:style style:name="P2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6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end" fo:text-indent="0cm" style:writing-mode="lr-tb"/>
      <style:text-properties fo:font-size="9pt"/>
    </style:style>
    <style:style style:name="P27" style:family="paragraph">
      <loext:graphic-properties draw:fill="solid" draw:fill-color="#acddff"/>
      <style:paragraph-properties fo:text-align="center" style:writing-mode="lr-tb"/>
    </style:style>
    <style:style style:name="P28" style:family="paragraph"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-color="#acddff"/>
      <style:paragraph-properties fo:text-align="center" style:writing-mode="lr-tb"/>
      <style:text-properties fo:font-size="9pt" style:font-size-asian="9pt" style:font-size-complex="9pt"/>
    </style:style>
    <style:style style:name="T1" style:family="text">
      <style:text-properties fo:font-size="9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2.2cm" draw:transform="rotate (1.5707963267949) translate (14.6cm 5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cm" svg:y="3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cm" svg:y="3.4cm">
          <text:p text:style-name="P3"><text:span text:style-name="T1">MagDr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cm" svg:height="0.8cm" svg:x="17.2cm" svg:y="3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cm" svg:y="3.8cm">
          <text:p text:style-name="P3"><text:span text:style-name="T1">Comp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13" draw:id="id13" draw:layer="layout" svg:width="2cm" svg:height="0.4cm" svg:x="3.2cm" svg:y="4cm">
          <text:p text:style-name="P3"><text:span text:style-name="T1">Com</text:span><text:span text:style-name="T1">pCou</text:span><text:span text:style-name="T1">n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5cm" svg:y="3.2cm">
          <text:p text:style-name="P3"><text:span text:style-name="T1">:S</text:span><text:span text:style-name="T1">wit</text:span><text:span text:style-name="T1">ch</text:span><text:span text:style-name="T1">Bo</text:span><text:span text:style-name="T1">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" draw:id="id12" draw:layer="layout" svg:width="0.954cm" svg:height="0.4cm" svg:x="14.6cm" svg:y="4.8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4" draw:id="id14" draw:layer="layout" svg:width="0.954cm" svg:height="0.4cm" svg:x="14.6cm" svg:y="4cm">
          <text:p text:style-name="P3"><text:span text:style-name="T1">In</text:span><text:span text:style-name="T1">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" draw:id="id7" draw:layer="layout" svg:width="0.954cm" svg:height="0.4cm" svg:x="14.6cm" svg:y="4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cm" svg:y1="4.2cm" svg:x2="17.2cm" svg:y2="4.2cm" draw:start-shape="id1" draw:start-glue-point="6" draw:end-shape="id2" draw:end-glue-point="3" svg:d="M16800 4200h400" svg:viewBox="0 0 401 1">
          <text:p/>
        </draw:connector>
        <draw:custom-shape draw:style-name="gr10" draw:text-style-name="P1" xml:id="id6" draw:id="id6" draw:layer="layout" svg:width="1.4cm" svg:height="1.281cm" draw:transform="rotate (1.5707963267949) translate (7.719cm 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7.719cm" svg:y="7.6cm">
          <text:p text:style-name="P3"><text:span text:style-name="T1">:A</text:span><text:span text:style-name="T1">d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" draw:id="id5" draw:layer="layout" svg:width="0.8cm" svg:height="0.4cm" svg:x="7.719cm" svg:y="8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" draw:id="id3" draw:layer="layout" svg:width="0.8cm" svg:height="0.4cm" svg:x="7.719cm" svg:y="8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3.5cm" svg:x1="19.2cm" svg:y1="4.2cm" svg:x2="7.719cm" svg:y2="8.8cm" draw:start-shape="id2" draw:start-glue-point="1" draw:end-shape="id3" draw:end-glue-point="3" svg:d="M19200 4200h501v5900h-12483v-1300h501" svg:viewBox="0 0 12484 5901">
          <text:p/>
        </draw:connector>
        <draw:custom-shape draw:style-name="gr13" draw:text-style-name="P6" xml:id="id4" draw:id="id4" draw:layer="layout" svg:width="0.8cm" svg:height="0.8cm" svg:x="5.8cm" svg:y="8cm">
          <text:p text:style-name="P3"><text:span text:style-name="T1">-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6cm" svg:y1="8.4cm" svg:x2="7.719cm" svg:y2="8.4cm" draw:start-shape="id4" draw:start-glue-point="1" draw:end-shape="id5" draw:end-glue-point="3" svg:d="M6600 8400h1119" svg:viewBox="0 0 1120 1">
          <text:p/>
        </draw:connector>
        <draw:connector draw:style-name="gr9" draw:text-style-name="P5" draw:layer="layout" draw:line-skew="-2.232cm" svg:x1="9cm" svg:y1="8.301cm" svg:x2="14.6cm" svg:y2="4.6cm" draw:start-shape="id6" draw:start-glue-point="6" draw:end-shape="id7" draw:end-glue-point="3" svg:d="M9000 8301h568v-3701h5032" svg:viewBox="0 0 5601 3702">
          <text:p/>
        </draw:connector>
        <draw:custom-shape draw:style-name="gr10" draw:text-style-name="P1" xml:id="id11" draw:id="id11" draw:layer="layout" svg:width="1.4cm" svg:height="1.281cm" draw:transform="rotate (1.5707963267949) translate (12.2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cm" svg:y="7.4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" draw:id="id10" draw:layer="layout" svg:width="0.8cm" svg:height="0.4cm" svg:x="12.2cm" svg:y="8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" draw:id="id9" draw:layer="layout" svg:width="0.8cm" svg:height="0.4cm" svg:x="12.2cm" svg:y="8.4cm">
          <text:p text:style-name="P3"><text:span text:style-name="T1">In</text:span><text:span text:style-name="T1">p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8" draw:id="id8" draw:layer="layout" svg:width="0.8cm" svg:height="0.8cm" svg:x="10.4cm" svg:y="8.2cm">
          <text:p text:style-name="P3"><text:span text:style-name="T1">0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cm" svg:y1="8.6cm" svg:x2="12.2cm" svg:y2="8.6cm" draw:start-shape="id8" draw:start-glue-point="1" draw:end-shape="id9" draw:end-glue-point="3" svg:d="M11200 8600h1000" svg:viewBox="0 0 1001 1">
          <text:p/>
        </draw:connector>
        <draw:connector draw:style-name="gr9" draw:text-style-name="P5" draw:layer="layout" draw:line-skew="0cm 3.8cm" svg:x1="12.2cm" svg:y1="8.2cm" svg:x2="19.2cm" svg:y2="4.2cm" draw:start-shape="id10" draw:start-glue-point="3" draw:end-shape="id2" draw:end-glue-point="1" svg:d="M12200 8200h-501v1900h8002v-5900h-501" svg:viewBox="0 0 8003 5901">
          <text:p/>
        </draw:connector>
        <draw:connector draw:style-name="gr9" draw:text-style-name="P5" draw:layer="layout" svg:x1="13.481cm" svg:y1="8.101cm" svg:x2="14.6cm" svg:y2="5cm" draw:start-shape="id11" draw:start-glue-point="6" draw:end-shape="id12" draw:end-glue-point="3" svg:d="M13481 8101h560v-3101h559" svg:viewBox="0 0 1120 3102">
          <text:p/>
        </draw:connector>
        <draw:connector draw:style-name="gr9" draw:text-style-name="P5" draw:layer="layout" svg:x1="5.2cm" svg:y1="4.2cm" svg:x2="14.6cm" svg:y2="4.2cm" draw:start-shape="id13" draw:start-glue-point="1" draw:end-shape="id14" draw:end-glue-point="3" svg:d="M5200 4200h9400" svg:viewBox="0 0 9401 1">
          <text:p/>
        </draw:connector>
        <draw:custom-shape draw:style-name="gr14" draw:text-style-name="P8" draw:layer="layout" svg:width="6.4cm" svg:height="0.444cm" svg:x="1cm" svg:y="1cm">
          <text:p text:style-name="P7"><text:span text:style-name="T2">No</text:span><text:span text:style-name="T2">de </text:span><text:span text:style-name="T2">D</text:span><text:span text:style-name="T2">RP</text:span><text:span text:style-name="T2">, </text:span><text:span text:style-name="T2">ve</text:span><text:span text:style-name="T2">r 1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5" draw:text-style-name="P10" xml:id="id15" draw:id="id15" draw:layer="layout" svg:width="1.6cm" svg:height="2.2cm" draw:transform="rotate (1.5707963267949) translate (14.601cm 7.2cm)">
          <text:p text:style-name="P9">`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layer="layout" svg:width="3.8cm" svg:height="3.4cm" svg:x="1.401cm" svg:y="3.4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cm" svg:height="0.4cm" svg:x="1.401cm" svg:y="3.401cm">
          <text:p text:style-name="P3"><text:span text:style-name="T1">Mag</text:span><text:span text:style-name="T1">Ad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6" draw:id="id16" draw:layer="layout" svg:width="2cm" svg:height="0.8cm" svg:x="17.201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cm" svg:height="0.4cm" svg:x="17.201cm" svg:y="6cm">
          <text:p text:style-name="P3"><text:span text:style-name="T1">Co</text:span><text:span text:style-name="T1">mp</text:span><text:span text:style-name="T1">Ind</text:span><text:span text:style-name="T1">e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30" draw:id="id30" draw:layer="layout" svg:width="2cm" svg:height="0.4cm" svg:x="3.201cm" svg:y="4.001cm">
          <text:p text:style-name="P3"><text:span text:style-name="T1">CompNam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14.666cm" svg:y="5.6cm">
          <text:p text:style-name="P3"><text:span text:style-name="T1">:SwitchB</text:span><text:span text:style-name="T1">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4" draw:id="id24" draw:layer="layout" svg:width="0.954cm" svg:height="0.4cm" svg:x="14.601cm" svg:y="6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" draw:id="id26" draw:layer="layout" svg:width="0.954cm" svg:height="0.4cm" svg:x="14.601cm" svg:y="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" draw:id="id21" draw:layer="layout" svg:width="0.954cm" svg:height="0.4cm" svg:x="14.601cm" svg:y="6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6.801cm" svg:y1="6.4cm" svg:x2="17.201cm" svg:y2="6.4cm" draw:start-shape="id15" draw:start-glue-point="6" draw:end-shape="id16" draw:end-glue-point="3" svg:d="M16801 6400h400" svg:viewBox="0 0 401 1">
          <text:p/>
        </draw:connector>
        <draw:custom-shape draw:style-name="gr16" draw:text-style-name="P1" xml:id="id20" draw:id="id20" draw:layer="layout" svg:width="1.2cm" svg:height="1.281cm" draw:transform="rotate (1.5707963267949) translate (8.919cm 8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7.6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" draw:id="id19" draw:layer="layout" svg:width="0.8cm" svg:height="0.4cm" svg:x="8.919cm" svg:y="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" draw:id="id17" draw:layer="layout" svg:width="0.8cm" svg:height="0.4cm" svg:x="8.919cm" svg:y="8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102cm 1.7cm" svg:x1="19.201cm" svg:y1="6.4cm" svg:x2="8.919cm" svg:y2="8.6cm" draw:start-shape="id16" draw:start-glue-point="1" draw:end-shape="id17" draw:end-glue-point="3" svg:d="M19201 6400h399v2900h-11182v-700h501" svg:viewBox="0 0 11183 2901">
          <text:p/>
        </draw:connector>
        <draw:custom-shape draw:style-name="gr13" draw:text-style-name="P6" xml:id="id18" draw:id="id18" draw:layer="layout" svg:width="0.8cm" svg:height="0.8cm" svg:x="7cm" svg:y="7.8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8.2cm" svg:x2="8.919cm" svg:y2="8.2cm" draw:start-shape="id18" draw:start-glue-point="1" draw:end-shape="id19" draw:end-glue-point="3" svg:d="M7800 8200h1119" svg:viewBox="0 0 1120 1">
          <text:p/>
        </draw:connector>
        <draw:connector draw:style-name="gr9" draw:text-style-name="P5" draw:layer="layout" draw:line-skew="-1.801cm" svg:x1="10.2cm" svg:y1="8.201cm" svg:x2="14.601cm" svg:y2="6.6cm" draw:start-shape="id20" draw:start-glue-point="6" draw:end-shape="id21" draw:end-glue-point="3" svg:d="M10200 8201h400v-1601h4001" svg:viewBox="0 0 4402 1602">
          <text:p/>
        </draw:connector>
        <draw:custom-shape draw:style-name="gr17" draw:text-style-name="P1" xml:id="id23" draw:id="id23" draw:layer="layout" svg:width="1.201cm" svg:height="1.281cm" draw:transform="rotate (1.5707963267949) translate (12.201cm 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2.201cm" svg:y="6.799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" draw:id="id29" draw:layer="layout" svg:width="0.8cm" svg:height="0.4cm" svg:x="12.201cm" svg:y="7.2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2" draw:id="id22" draw:layer="layout" svg:width="0.8cm" svg:height="0.4cm" svg:x="12.201cm" svg:y="7.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099cm -0.102cm" svg:x1="12.201cm" svg:y1="7.8cm" svg:x2="19.201cm" svg:y2="6.4cm" draw:start-shape="id22" draw:start-glue-point="3" draw:end-shape="id16" draw:end-glue-point="1" svg:d="M12201 7800h-501v800h7900v-2200h-399" svg:viewBox="0 0 7901 2201">
          <text:p/>
        </draw:connector>
        <draw:connector draw:style-name="gr9" draw:text-style-name="P5" draw:layer="layout" svg:x1="13.482cm" svg:y1="7.401cm" svg:x2="14.601cm" svg:y2="6.995cm" draw:start-shape="id23" draw:start-glue-point="6" draw:end-shape="id24" draw:end-glue-point="3" svg:d="M13482 7401h560v-406h559" svg:viewBox="0 0 1120 407">
          <text:p/>
        </draw:connector>
        <draw:connector draw:style-name="gr9" draw:text-style-name="P5" draw:layer="layout" draw:line-skew="1.14cm" svg:x1="5.2cm" svg:y1="4.6cm" svg:x2="8.919cm" svg:y2="6.4cm" draw:start-shape="id25" draw:start-glue-point="1" svg:d="M5200 4600h3250v1800h469" svg:viewBox="0 0 3720 1801">
          <text:p/>
        </draw:connector>
        <draw:custom-shape draw:style-name="gr14" draw:text-style-name="P12" draw:layer="layout" svg:width="6.4cm" svg:height="0.444cm" svg:x="1.001cm" svg:y="1.001cm">
          <text:p text:style-name="P11"><text:span text:style-name="T3">Node DRP, ver 2 DES controll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14.601cm" svg:y1="6.2cm" svg:x2="19.201cm" svg:y2="6.4cm" draw:start-shape="id26" draw:start-glue-point="3" draw:end-shape="id16" draw:end-glue-point="1" svg:d="M14601 6200h-501v-1001h5500v1201h-399" svg:viewBox="0 0 5501 1202">
          <text:p/>
        </draw:connector>
        <draw:custom-shape draw:style-name="gr16" draw:text-style-name="P1" xml:id="id28" draw:id="id28" draw:layer="layout" svg:width="1.2cm" svg:height="1.281cm" draw:transform="rotate (1.5707963267949) translate (8.919cm 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8.919cm" svg:y="6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8.919cm" svg:y="6.6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8.919cm" svg:y="5.8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27" draw:id="id27" draw:layer="layout" svg:width="0.8cm" svg:height="0.8cm" svg:x="7cm" svg:y="6.4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7.8cm" svg:y1="6.8cm" svg:x2="8.919cm" svg:y2="6.8cm" draw:start-shape="id27" draw:start-glue-point="1" svg:d="M7800 6800h1119" svg:viewBox="0 0 1120 1">
          <text:p/>
        </draw:connector>
        <draw:connector draw:style-name="gr9" draw:text-style-name="P5" draw:layer="layout" svg:x1="10.2cm" svg:y1="6.401cm" svg:x2="12.201cm" svg:y2="7.4cm" draw:start-shape="id28" draw:start-glue-point="6" draw:end-shape="id29" draw:end-glue-point="3" svg:d="M10200 6401h1001v999h1000" svg:viewBox="0 0 2002 1000">
          <text:p/>
        </draw:connector>
        <draw:custom-shape draw:style-name="gr6" draw:text-style-name="P4" xml:id="id25" draw:id="id25" draw:layer="layout" svg:width="2cm" svg:height="0.4cm" svg:x="3.2cm" svg:y="4.4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xml:id="id33" draw:id="id33" draw:layer="layout" svg:width="1.2cm" svg:height="1.4cm" draw:transform="rotate (1.5707963267949) translate (20.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4cm" svg:y="3.6cm">
          <text:p text:style-name="P3"><text:span text:style-name="T1">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31" draw:id="id31" draw:layer="layout" svg:width="0.8cm" svg:height="0.4cm" svg:x="20.4cm" svg:y="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32" draw:id="id32" draw:layer="layout" svg:width="1cm" svg:height="0.4cm" svg:x="20.4cm" svg:y="4.4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5.201cm" svg:y1="4.201cm" svg:x2="20.4cm" svg:y2="4.2cm" draw:start-shape="id30" draw:start-glue-point="1" draw:end-shape="id31" draw:end-glue-point="3" svg:d="M5201 4201h7600v-1h7599" svg:viewBox="0 0 15200 2">
          <text:p/>
        </draw:connector>
        <draw:connector draw:style-name="gr9" draw:text-style-name="P5" draw:layer="layout" draw:line-skew="0.199cm" svg:x1="19.201cm" svg:y1="6.4cm" svg:x2="20.4cm" svg:y2="4.6cm" draw:start-shape="id16" draw:start-glue-point="1" draw:end-shape="id32" draw:end-glue-point="3" svg:d="M19201 6400h799v-1800h400" svg:viewBox="0 0 1200 1801">
          <text:p/>
        </draw:connector>
        <draw:custom-shape draw:style-name="gr20" draw:text-style-name="P2" draw:layer="measurelines" svg:width="3.8cm" svg:height="3.8cm" svg:x="31.4cm" svg:y="3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4" draw:layer="measurelines" svg:width="3.8cm" svg:height="0.447cm" svg:x="31.4cm" svg:y="3.2cm">
          <text:p text:style-name="P3"><text:span text:style-name="T1">DrpAdp:NodeAdp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measurelines" svg:width="2cm" svg:height="0.4cm" svg:x="33.2cm" svg:y="3.8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measurelines" svg:width="1.999cm" svg:height="0.4cm" svg:x="33.2cm" svg:y="4.2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36" draw:id="id36" draw:layer="measurelines" svg:width="1.6cm" svg:height="0.4cm" svg:x="31.4cm" svg:y="3.8cm">
          <text:p text:style-name="P13"><text:span text:style-name="T1">InpMu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1.8cm" svg:y1="4.2cm" svg:x2="24cm" svg:y2="4.2cm" draw:start-shape="id33" draw:start-glue-point="6" draw:end-shape="id34" draw:end-glue-point="3" svg:d="M21800 4200h2200" svg:viewBox="0 0 2201 1">
          <text:p/>
        </draw:connector>
        <draw:custom-shape draw:style-name="gr24" draw:text-style-name="P1" xml:id="id45" draw:id="id45" draw:layer="measurelines" svg:width="1.2cm" svg:height="2.2cm" draw:transform="rotate (1.5707963267949) translate (24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5" draw:text-style-name="P4" draw:layer="measurelines" svg:width="1.6cm" svg:height="0.4cm" svg:x="24cm" svg:y="3.6cm">
          <text:p text:style-name="P3"><text:span text:style-name="T1">:MutNode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4" draw:id="id34" draw:layer="measurelines" svg:width="1.2cm" svg:height="0.4cm" svg:x="24cm" svg:y="4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ustom-shape draw:style-name="gr27" draw:text-style-name="P14" xml:id="id38" draw:id="id38" draw:layer="measurelines" svg:width="1.4cm" svg:height="0.4cm" svg:x="24cm" svg:y="4.4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8cm" svg:y1="4cm" svg:x2="31.4cm" svg:y2="4cm" draw:start-shape="id35" draw:start-glue-point="6" draw:end-shape="id36" draw:end-glue-point="3" svg:d="M30800 4000h600" svg:viewBox="0 0 601 1">
          <text:p/>
        </draw:connector>
        <draw:custom-shape draw:style-name="gr28" draw:text-style-name="P2" xml:id="id37" draw:id="id37" draw:layer="measurelines" svg:width="1.6cm" svg:height="0.4cm" svg:x="22cm" svg:y="4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measurelines" svg:width="1.6cm" svg:height="0.4cm" svg:x="22cm" svg:y="4.4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3.6cm" svg:y1="4.6cm" svg:x2="24cm" svg:y2="4.6cm" draw:start-shape="id37" draw:start-glue-point="1" draw:end-shape="id38" draw:end-glue-point="3" svg:d="M23600 4600h400" svg:viewBox="0 0 401 1">
          <text:p/>
        </draw:connector>
        <draw:custom-shape draw:style-name="gr29" draw:text-style-name="P2" xml:id="id39" draw:id="id39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-0.2cm" svg:x1="21.8cm" svg:y1="4.2cm" svg:x2="23.2cm" svg:y2="2.8cm" draw:start-shape="id33" draw:start-glue-point="6" draw:end-shape="id39" draw:end-glue-point="3" svg:d="M21800 4200h500v-1400h900" svg:viewBox="0 0 1401 1401">
          <text:p/>
        </draw:connector>
        <draw:custom-shape draw:style-name="gr29" draw:text-style-name="P2" xml:id="id40" draw:id="id40" draw:layer="measurelines" svg:width="2.6cm" svg:height="0.8cm" svg:x="8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cm" svg:y="2.4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5.201cm" svg:y1="4.201cm" svg:x2="8cm" svg:y2="2.8cm" draw:start-shape="id30" draw:start-glue-point="1" draw:end-shape="id40" draw:end-glue-point="3" svg:d="M5201 4201h1400v-1401h1399" svg:viewBox="0 0 2800 1402">
          <text:p/>
        </draw:connector>
        <draw:custom-shape draw:style-name="gr29" draw:text-style-name="P2" xml:id="id41" draw:id="id41" draw:layer="measurelines" svg:width="2.6cm" svg:height="0.8cm" svg:x="8.919cm" svg:y="4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8.919cm" svg:y="4.4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5.2cm" svg:y1="4.6cm" svg:x2="8.919cm" svg:y2="4.8cm" draw:start-shape="id25" draw:start-glue-point="1" draw:end-shape="id41" draw:end-glue-point="3" svg:d="M5200 4600h3400v200h319" svg:viewBox="0 0 3720 201">
          <text:p/>
        </draw:connector>
        <draw:custom-shape draw:style-name="gr5" draw:text-style-name="P4" draw:layer="measurelines" svg:width="2cm" svg:height="0.4cm" svg:x="17.201cm" svg:y="6.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1" draw:text-style-name="P1" xml:id="id35" draw:id="id35" draw:layer="measurelines" svg:width="1.6cm" svg:height="2.2cm" draw:transform="rotate (1.5707963267949) translate (28.6cm 4.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measurelines" svg:width="1.735cm" svg:height="0.444cm" svg:x="28.665cm" svg:y="3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0" draw:id="id50" draw:layer="measurelines" svg:width="0.954cm" svg:height="0.4cm" svg:x="28.6cm" svg:y="4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8" draw:id="id48" draw:layer="measurelines" svg:width="0.954cm" svg:height="0.4cm" svg:x="28.6cm" svg:y="3.6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46" draw:id="id46" draw:layer="measurelines" svg:width="0.954cm" svg:height="0.4cm" svg:x="28.6cm" svg:y="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49" draw:id="id49" draw:layer="measurelines" svg:width="1.201cm" svg:height="1.281cm" draw:transform="rotate (1.5707963267949) translate (8.919cm 10.8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measurelines" svg:width="1.081cm" svg:height="0.4cm" svg:x="8.919cm" svg:y="9.6cm">
          <text:p text:style-name="P3"><text:span text:style-name="T1">:G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4" draw:id="id44" draw:layer="measurelines" svg:width="0.8cm" svg:height="0.4cm" svg:x="8.919cm" svg:y="10.0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43" draw:id="id43" draw:layer="measurelines" svg:width="0.8cm" svg:height="0.4cm" svg:x="8.919cm" svg:y="10.4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xml:id="id42" draw:id="id42" draw:layer="measurelines" svg:width="1.2cm" svg:height="0.4cm" svg:x="7cm" svg:y="10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measurelines" svg:width="1.2cm" svg:height="0.4cm" svg:x="7cm" svg:y="10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8.2cm" svg:y1="10.6cm" svg:x2="8.919cm" svg:y2="10.601cm" draw:start-shape="id42" draw:start-glue-point="1" draw:end-shape="id43" draw:end-glue-point="3" svg:d="M8200 10600h360v1h359" svg:viewBox="0 0 720 2">
          <text:p/>
        </draw:connector>
        <draw:connector draw:style-name="gr9" draw:text-style-name="P5" draw:layer="measurelines" draw:line-skew="-1.06cm" svg:x1="5.2cm" svg:y1="4.6cm" svg:x2="8.919cm" svg:y2="10.201cm" draw:start-shape="id25" draw:start-glue-point="1" draw:end-shape="id44" draw:end-glue-point="3" svg:d="M5200 4600h800v5601h2919" svg:viewBox="0 0 3720 5602">
          <text:p/>
        </draw:connector>
        <draw:connector draw:style-name="gr9" draw:text-style-name="P5" draw:layer="measurelines" svg:x1="26.2cm" svg:y1="4.2cm" svg:x2="28.6cm" svg:y2="4.2cm" draw:start-shape="id45" draw:start-glue-point="6" draw:end-shape="id46" draw:end-glue-point="3" svg:d="M26200 4200h2400" svg:viewBox="0 0 2401 1">
          <text:p/>
        </draw:connector>
        <draw:custom-shape draw:style-name="gr29" draw:text-style-name="P2" draw:layer="measurelines" svg:width="2.6cm" svg:height="0.8cm" svg:x="23.2cm" svg:y="2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23.2cm" svg:y="2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measurelines" svg:width="1.6cm" svg:height="0.4cm" svg:x="26.6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4" xml:id="id47" draw:id="id47" draw:layer="measurelines" svg:width="1.6cm" svg:height="0.4cm" svg:x="26.6cm" svg:y="3.6cm">
          <text:p text:style-name="P3"><text:span text:style-name="T1">MUT n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28.2cm" svg:y1="3.8cm" svg:x2="28.6cm" svg:y2="3.8cm" draw:start-shape="id47" draw:start-glue-point="1" draw:end-shape="id48" draw:end-glue-point="3" svg:d="M28200 3800h400" svg:viewBox="0 0 401 1">
          <text:p/>
        </draw:connector>
        <draw:connector draw:style-name="gr9" draw:text-style-name="P5" draw:layer="measurelines" draw:line-skew="7.2cm" svg:x1="10.2cm" svg:y1="10.202cm" svg:x2="28.6cm" svg:y2="4.595cm" draw:start-shape="id49" draw:start-glue-point="6" draw:end-shape="id50" draw:end-glue-point="3" svg:d="M10200 10202h16400v-5607h2000" svg:viewBox="0 0 18401 5608">
          <text:p/>
        </draw:connector>
      </draw:page>
      <draw:page draw:name="page3" draw:style-name="dp1" draw:master-page-name="Default">
        <draw:custom-shape draw:style-name="gr15" draw:text-style-name="P10" xml:id="id51" draw:id="id51" draw:layer="layout" svg:width="1.6cm" svg:height="2.2cm" draw:transform="rotate (1.5707963267949) translate (20.405cm 8.794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4" draw:text-style-name="P2" draw:layer="layout" svg:width="4.6cm" svg:height="1.8cm" svg:x="5.8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3.8cm" svg:height="0.4cm" svg:x="6.6cm" svg:y="5cm">
          <text:p text:style-name="P3"><text:span text:style-name="T1">MagAdp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52" draw:id="id52" draw:layer="layout" svg:width="1.599cm" svg:height="0.8cm" svg:x="23.005cm" svg:y="7.59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23.005cm" svg:y="7.594cm">
          <text:p text:style-name="P3"><text:span text:style-name="T1">CompsId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xml:id="id66" draw:id="id66" draw:layer="layout" svg:width="2cm" svg:height="0.4cm" svg:x="8.4cm" svg:y="5.6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35cm" svg:height="0.444cm" svg:x="20.47cm" svg:y="7.19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78" draw:id="id78" draw:layer="layout" svg:width="0.954cm" svg:height="0.4cm" svg:x="20.405cm" svg:y="8.38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62" draw:id="id62" draw:layer="layout" svg:width="0.954cm" svg:height="0.4cm" svg:x="20.405cm" svg:y="7.59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57" draw:id="id57" draw:layer="layout" svg:width="0.954cm" svg:height="0.4cm" svg:x="20.405cm" svg:y="7.99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605cm" svg:y1="7.994cm" svg:x2="23.005cm" svg:y2="7.994cm" draw:start-shape="id51" draw:start-glue-point="6" draw:end-shape="id52" draw:end-glue-point="3" svg:d="M22605 7994h400" svg:viewBox="0 0 401 1">
          <text:p/>
        </draw:connector>
        <draw:custom-shape draw:style-name="gr16" draw:text-style-name="P1" xml:id="id56" draw:id="id56" draw:layer="layout" svg:width="1.2cm" svg:height="1.281cm" draw:transform="rotate (1.5707963267949) translate (13.017cm 10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017cm" svg:y="9.1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5" draw:id="id55" draw:layer="layout" svg:width="0.8cm" svg:height="0.4cm" svg:x="13.017cm" svg:y="9.5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3" draw:id="id53" draw:layer="layout" svg:width="0.8cm" svg:height="0.4cm" svg:x="13.017cm" svg:y="9.9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15" draw:layer="layout" draw:line-skew="0.298cm 1.7cm" svg:x1="24.604cm" svg:y1="7.994cm" svg:x2="13.017cm" svg:y2="10.199cm" draw:start-shape="id52" draw:start-glue-point="1" draw:end-shape="id53" draw:end-glue-point="3" svg:d="M24604 7994h798v2903h-12886v-698h501" svg:viewBox="0 0 12887 2904">
          <text:p/>
        </draw:connector>
        <draw:custom-shape draw:style-name="gr38" draw:text-style-name="P6" xml:id="id54" draw:id="id54" draw:layer="layout" svg:width="0.8cm" svg:height="0.401cm" svg:x="11.498cm" svg:y="9.5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9.799cm" svg:x2="13.017cm" svg:y2="9.799cm" draw:start-shape="id54" draw:start-glue-point="1" draw:end-shape="id55" draw:end-glue-point="3" svg:d="M12298 9799h719" svg:viewBox="0 0 720 1">
          <text:p/>
        </draw:connector>
        <draw:connector draw:style-name="gr9" draw:text-style-name="P5" draw:layer="layout" draw:line-skew="-2.85cm" svg:x1="14.298cm" svg:y1="9.8cm" svg:x2="20.405cm" svg:y2="8.194cm" draw:start-shape="id56" draw:start-glue-point="6" draw:end-shape="id57" draw:end-glue-point="3" svg:d="M14298 9800h204v-1606h5903" svg:viewBox="0 0 6108 1607">
          <text:p/>
        </draw:connector>
        <draw:custom-shape draw:style-name="gr39" draw:text-style-name="P1" xml:id="id59" draw:id="id59" draw:layer="layout" svg:width="1.201cm" svg:height="1.101cm" draw:transform="rotate (1.5707963267949) translate (16.29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6.299cm" svg:y="8.398cm">
          <text:p text:style-name="P3"><text:span text:style-name="T1">:G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5" draw:id="id65" draw:layer="layout" svg:width="0.8cm" svg:height="0.4cm" svg:x="16.299cm" svg:y="8.79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58" draw:id="id58" draw:layer="layout" svg:width="0.8cm" svg:height="0.4cm" svg:x="16.299cm" svg:y="9.1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.797cm 0.298cm" svg:x1="16.299cm" svg:y1="9.399cm" svg:x2="24.604cm" svg:y2="7.994cm" draw:start-shape="id58" draw:start-glue-point="3" draw:end-shape="id52" draw:end-glue-point="1" svg:d="M16299 9399h-501v1498h9604v-2903h-798" svg:viewBox="0 0 9605 2904">
          <text:p/>
        </draw:connector>
        <draw:connector draw:style-name="gr9" draw:text-style-name="P5" draw:layer="layout" svg:x1="17.4cm" svg:y1="9cm" svg:x2="18.219cm" svg:y2="8.999cm" draw:start-shape="id59" draw:start-glue-point="6" draw:end-shape="id60" draw:end-glue-point="3" svg:d="M17400 9000h410v-1h409" svg:viewBox="0 0 820 2">
          <text:p/>
        </draw:connector>
        <draw:connector draw:style-name="gr9" draw:text-style-name="P5" draw:layer="layout" draw:line-skew="1.14cm" svg:x1="10.399cm" svg:y1="6.199cm" svg:x2="14.118cm" svg:y2="7.999cm" draw:start-shape="id61" draw:start-glue-point="1" svg:d="M10399 6199h3250v1800h469" svg:viewBox="0 0 3720 1801">
          <text:p/>
        </draw:connector>
        <draw:custom-shape draw:style-name="gr40" draw:text-style-name="P12" draw:layer="layout" svg:width="10.999cm" svg:height="0.444cm" svg:x="1.001cm" svg:y="1.001cm">
          <text:p text:style-name="P11"><text:span text:style-name="T3">Node DRP, ver 3 <text:s/>DES controlled with SDC 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-0.3cm -0.102cm" svg:x1="20.405cm" svg:y1="7.794cm" svg:x2="24.604cm" svg:y2="7.994cm" draw:start-shape="id62" draw:start-glue-point="3" draw:end-shape="id52" draw:end-glue-point="1" svg:d="M20405 7794h-501v-1001h5098v1201h-398" svg:viewBox="0 0 5099 1202">
          <text:p/>
        </draw:connector>
        <draw:custom-shape draw:style-name="gr16" draw:text-style-name="P1" xml:id="id64" draw:id="id64" draw:layer="layout" svg:width="1.2cm" svg:height="1.281cm" draw:transform="rotate (1.5707963267949) translate (13.017cm 8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4" draw:layer="layout" svg:width="0.8cm" svg:height="0.4cm" svg:x="13.017cm" svg:y="7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3.017cm" svg:y="8.199cm">
          <text:p text:style-name="P3"><text:span text:style-name="T1">InpN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081cm" svg:height="0.4cm" svg:x="13.017cm" svg:y="7.399cm">
          <text:p text:style-name="P3"><text:span text:style-name="T1">:Add</text:span></text:p>
          <draw:enhanced-geometry svg:viewBox="0 0 21600 21600" draw:type="rectangle" draw:enhanced-path="M 0 0 L 21600 0 21600 21600 0 21600 0 0 Z N"/>
        </draw:custom-shape>
        <draw:custom-shape draw:style-name="gr38" draw:text-style-name="P6" xml:id="id63" draw:id="id63" draw:layer="layout" svg:width="0.8cm" svg:height="0.401cm" svg:x="11.498cm" svg:y="8.199cm">
          <text:p text:style-name="P3"><text:span text:style-name="T1">1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2.298cm" svg:y1="8.399cm" svg:x2="13.017cm" svg:y2="8.399cm" draw:start-shape="id63" draw:start-glue-point="1" svg:d="M12298 8399h719" svg:viewBox="0 0 720 1">
          <text:p/>
        </draw:connector>
        <draw:connector draw:style-name="gr9" draw:text-style-name="P5" draw:layer="layout" svg:x1="14.298cm" svg:y1="8cm" svg:x2="16.299cm" svg:y2="8.999cm" draw:start-shape="id64" draw:start-glue-point="6" draw:end-shape="id65" draw:end-glue-point="3" svg:d="M14298 8000h1001v999h1000" svg:viewBox="0 0 2002 1000">
          <text:p/>
        </draw:connector>
        <draw:custom-shape draw:style-name="gr6" draw:text-style-name="P4" xml:id="id61" draw:id="id61" draw:layer="layout" svg:width="2cm" svg:height="0.4cm" svg:x="8.399cm" svg:y="5.9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.2cm" svg:height="2.8cm" draw:transform="rotate (1.5707963267949) translate (25.8cm 6.398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2" draw:text-style-name="P4" draw:layer="layout" svg:width="2.401cm" svg:height="0.4cm" svg:x="25.8cm" svg:y="5.198cm">
          <text:p text:style-name="P3"><text:span text:style-name="T1">CompName :At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7" draw:id="id67" draw:layer="layout" svg:width="0.8cm" svg:height="0.4cm" svg:x="25.8cm" svg:y="5.59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xml:id="id68" draw:id="id68" draw:layer="layout" svg:width="1cm" svg:height="0.4cm" svg:x="25.8cm" svg:y="5.998cm">
          <text:p text:style-name="P3"><text:span text:style-name="T1">Inde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4cm" svg:y1="5.8cm" svg:x2="25.8cm" svg:y2="5.798cm" draw:start-shape="id66" draw:start-glue-point="1" draw:end-shape="id67" draw:end-glue-point="3" svg:d="M10400 5800h7700v-2h7700" svg:viewBox="0 0 15401 3">
          <text:p/>
        </draw:connector>
        <draw:connector draw:style-name="gr9" draw:text-style-name="P5" draw:layer="layout" svg:x1="24.604cm" svg:y1="7.994cm" svg:x2="25.8cm" svg:y2="6.198cm" draw:start-shape="id52" draw:start-glue-point="1" draw:end-shape="id68" draw:end-glue-point="3" svg:d="M24604 7994h598v-1796h598" svg:viewBox="0 0 1197 1797">
          <text:p/>
        </draw:connector>
        <draw:custom-shape draw:style-name="gr43" draw:text-style-name="P2" draw:layer="measurelines" svg:width="3.199cm" svg:height="1.8cm" svg:x="31.001cm" svg:y="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measurelines" svg:width="2.4cm" svg:height="0.447cm" svg:x="31.001cm" svg:y="5cm">
          <text:p text:style-name="P3"><text:span text:style-name="T1">IoAddWid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69" draw:id="id69" draw:layer="measurelines" svg:width="1.6cm" svg:height="0.4cm" svg:x="31.001cm" svg:y="5.6cm">
          <text:p text:style-name="P13"><text:span text:style-name="T1">Nam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001cm" svg:y2="5.8cm" draw:end-shape="id69" draw:end-glue-point="3" svg:d="M28600 5798h950v2h1451" svg:viewBox="0 0 2402 3">
          <text:p/>
        </draw:connector>
        <draw:custom-shape draw:style-name="gr45" draw:text-style-name="P16" xml:id="id70" draw:id="id70" draw:layer="measurelines" svg:width="1.6cm" svg:height="0.4cm" svg:x="28.601cm" svg:y="6.2cm">
          <text:p text:style-name="P3"><text:span text:style-name="T1">NodeCr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30.201cm" svg:y1="6.4cm" svg:x2="31.001cm" svg:y2="6.2cm" draw:start-shape="id70" draw:start-glue-point="1" draw:end-shape="id71" draw:end-glue-point="3" svg:d="M30201 6400h400v-200h400" svg:viewBox="0 0 801 201">
          <text:p/>
        </draw:connector>
        <draw:custom-shape draw:style-name="gr29" draw:text-style-name="P2" xml:id="id72" draw:id="id72" draw:layer="measurelines" svg:width="2.6cm" svg:height="0.8cm" svg:x="31.201cm" svg:y="3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28.6cm" svg:y1="5.798cm" svg:x2="31.201cm" svg:y2="3.8cm" draw:end-shape="id72" draw:end-glue-point="3" svg:d="M28600 5798h1050v-1998h1551" svg:viewBox="0 0 2602 1999">
          <text:p/>
        </draw:connector>
        <draw:custom-shape draw:style-name="gr29" draw:text-style-name="P2" xml:id="id73" draw:id="id73" draw:layer="measurelines" svg:width="2.6cm" svg:height="0.8cm" svg:x="12.098cm" svg:y="3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2.098cm" svg:y="3.999cm">
          <text:p text:style-name="P3"><text:span text:style-name="T1">CompNames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svg:x1="10.4cm" svg:y1="5.8cm" svg:x2="12.098cm" svg:y2="4.399cm" draw:start-shape="id66" draw:start-glue-point="1" draw:end-shape="id73" draw:end-glue-point="3" svg:d="M10400 5800h849v-1401h849" svg:viewBox="0 0 1699 1402">
          <text:p/>
        </draw:connector>
        <draw:custom-shape draw:style-name="gr29" draw:text-style-name="P2" xml:id="id74" draw:id="id74" draw:layer="measurelines" svg:width="2.6cm" svg:height="0.8cm" svg:x="14.098cm" svg:y="5.99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14.098cm" svg:y="5.999cm">
          <text:p text:style-name="P3"><text:span text:style-name="T1">CmpCountDbg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measurelines" draw:line-skew="1.54cm" svg:x1="10.399cm" svg:y1="6.199cm" svg:x2="14.098cm" svg:y2="6.399cm" draw:start-shape="id61" draw:start-glue-point="1" draw:end-shape="id74" draw:end-glue-point="3" svg:d="M10399 6199h3390v200h309" svg:viewBox="0 0 3700 201">
          <text:p/>
        </draw:connector>
        <draw:custom-shape draw:style-name="gr37" draw:text-style-name="P4" draw:layer="measurelines" svg:width="1.599cm" svg:height="0.4cm" svg:x="23.005cm" svg:y="7.994cm">
          <text:p text:style-name="P3"><text:span text:style-name="T1">SI 0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measurelines" svg:width="2.6cm" svg:height="0.4cm" svg:x="31.201cm" svg:y="3.4cm">
          <text:p text:style-name="P3"><text:span text:style-name="T1">CompNameDbg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xml:id="id71" draw:id="id71" draw:layer="measurelines" svg:width="1.6cm" svg:height="0.4cm" svg:x="31.001cm" svg:y="6cm">
          <text:p text:style-name="P13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1.001cm" svg:y="6.4cm">
          <text:p text:style-name="P13"><text:span text:style-name="T1">Enable</text:span></text:p>
          <draw:enhanced-geometry svg:viewBox="0 0 21600 21600" draw:type="rectangle" draw:enhanced-path="M 0 0 L 21600 0 21600 21600 0 21600 0 0 Z N"/>
        </draw:custom-shape>
        <draw:custom-shape draw:style-name="gr46" draw:text-style-name="P14" xml:id="id76" draw:id="id76" draw:layer="layout" svg:width="1.399cm" svg:height="0.4cm" svg:x="32.801cm" svg:y="5.6cm">
          <text:p text:style-name="P13"><text:span text:style-name="T1">Added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77" draw:id="id77" draw:layer="layout" svg:width="1.2cm" svg:height="1.281cm" draw:transform="rotate (1.5707963267949) translate (18.219cm 9.5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219cm" svg:y="8.399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60" draw:id="id60" draw:layer="layout" svg:width="0.8cm" svg:height="0.4cm" svg:x="18.219cm" svg:y="8.7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75" draw:id="id75" draw:layer="layout" svg:width="0.8cm" svg:height="0.4cm" svg:x="18.219cm" svg:y="9.199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6cm" svg:x1="18.219cm" svg:y1="9.399cm" svg:x2="34.2cm" svg:y2="5.8cm" draw:start-shape="id75" draw:start-glue-point="3" draw:end-shape="id76" draw:end-glue-point="1" svg:d="M18219 9399h-501v801h16982v-4400h-500" svg:viewBox="0 0 16983 4401">
          <text:p/>
        </draw:connector>
        <draw:connector draw:style-name="gr9" draw:text-style-name="P5" draw:layer="layout" svg:x1="19.5cm" svg:y1="9cm" svg:x2="20.405cm" svg:y2="8.589cm" draw:start-shape="id77" draw:start-glue-point="6" draw:end-shape="id78" draw:end-glue-point="3" svg:d="M19500 9000h453v-411h452" svg:viewBox="0 0 906 412">
          <text:p/>
        </draw:connector>
        <draw:custom-shape draw:style-name="gr47" draw:text-style-name="P17" draw:layer="layout" svg:width="3.4cm" svg:height="2.8cm" svg:x="1.468cm" svg:y="4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.2cm" svg:y="4.4cm">
          <text:p text:style-name="P3"><text:span text:style-name="T1">RpCp : Extd</text:span></text:p>
          <draw:enhanced-geometry svg:viewBox="0 0 21600 21600" draw:type="rectangle" draw:enhanced-path="M 0 0 L 21600 0 21600 21600 0 21600 0 0 Z N"/>
        </draw:custom-shape>
        <draw:custom-shape draw:style-name="gr49" draw:text-style-name="P19" xml:id="id81" draw:id="id81" draw:layer="layout" svg:width="2.4cm" svg:height="0.4cm" svg:x="2.468cm" svg:y="5.6cm">
          <text:p text:style-name="P18"><text:span text:style-name="T1">InpModelUri 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0" draw:layer="layout" svg:width="3.2cm" svg:height="1.8cm" svg:x="1.668cm" svg:y="5.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2.6cm" svg:height="0.4cm" svg:x="2.068cm" svg:y="5.2cm">
          <text:p text:style-name="P3"><text:span text:style-name="T1">Int : NDrpCpp</text:span></text:p>
          <draw:enhanced-geometry svg:viewBox="0 0 21600 21600" draw:type="rectangle" draw:enhanced-path="M 0 0 L 21600 0 21600 21600 0 21600 0 0 Z N"/>
        </draw:custom-shape>
        <draw:custom-shape draw:style-name="gr52" draw:text-style-name="P19" xml:id="id83" draw:id="id83" draw:layer="layout" svg:width="2.6cm" svg:height="0.4cm" svg:x="2.268cm" svg:y="6.4cm">
          <text:p text:style-name="P18"><text:span text:style-name="T1">OutModelUri &l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xml:id="id79" draw:id="id79" draw:layer="layout" svg:width="3cm" svg:height="0.4cm" svg:x="1.868cm" svg:y="6cm">
          <text:p text:style-name="P18"><text:span text:style-name="T1">InpModelMntp N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4" xml:id="id80" draw:id="id80" draw:layer="layout" svg:width="2.4cm" svg:height="0.4cm" svg:x="5.8cm" svg:y="6cm">
          <text:p text:style-name="P13"><text:span text:style-name="T1">&gt; InpMagBase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2cm" svg:x2="5.8cm" svg:y2="6.2cm" draw:start-shape="id79" draw:start-glue-point="1" draw:end-shape="id80" draw:end-glue-point="3" svg:d="M4868 6200h932" svg:viewBox="0 0 933 1">
          <text:p/>
        </draw:connector>
        <draw:custom-shape draw:style-name="gr54" draw:text-style-name="P14" xml:id="id82" draw:id="id82" draw:layer="layout" svg:width="2.4cm" svg:height="0.4cm" svg:x="5.8cm" svg:y="5.6cm">
          <text:p text:style-name="P13"><text:span text:style-name="T1">&gt; In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5.8cm" svg:x2="5.8cm" svg:y2="5.8cm" draw:start-shape="id81" draw:start-glue-point="1" draw:end-shape="id82" draw:end-glue-point="3" svg:d="M4868 5800h932" svg:viewBox="0 0 933 1">
          <text:p/>
        </draw:connector>
        <draw:custom-shape draw:style-name="gr54" draw:text-style-name="P14" xml:id="id84" draw:id="id84" draw:layer="layout" svg:width="2.4cm" svg:height="0.4cm" svg:x="5.8cm" svg:y="6.4cm">
          <text:p text:style-name="P13"><text:span text:style-name="T1">&lt; OutpMag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4.868cm" svg:y1="6.6cm" svg:x2="5.8cm" svg:y2="6.6cm" draw:start-shape="id83" draw:start-glue-point="1" draw:end-shape="id84" draw:end-glue-point="3" svg:d="M4868 6600h932" svg:viewBox="0 0 933 1">
          <text:p/>
        </draw:connector>
        <draw:custom-shape draw:style-name="gr30" draw:text-style-name="P4" draw:layer="layout" svg:width="2.6cm" svg:height="0.4cm" svg:x="14.098cm" svg:y="6.399cm">
          <text:p text:style-name="P3"><text:span text:style-name="T1">SI -1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55" draw:text-style-name="P2" draw:layer="layout" svg:width="7.6cm" svg:height="7.4cm" svg:x="3cm" svg:y="2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6.4cm" svg:height="0.444cm" svg:x="1.001cm" svg:y="1.023cm">
          <text:p text:style-name="P7"><text:span text:style-name="T2">Modnav Launcher, ver 2</text:span></text:p>
          <draw:enhanced-geometry svg:viewBox="0 0 21600 21600" draw:type="rectangle" draw:enhanced-path="M 0 0 L 21600 0 21600 21600 0 21600 0 0 Z N"/>
        </draw:custom-shape>
        <draw:custom-shape draw:style-name="gr56" draw:text-style-name="P22" xml:id="id89" draw:id="id89" draw:layer="layout" svg:width="5.6cm" svg:height="4.2cm" svg:x="5cm" svg:y="5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4.8cm" svg:height="0.4cm" svg:x="5cm" svg:y="2.8cm">
          <text:p text:style-name="P3"><text:span text:style-name="T1">Controller : AvrMdl.VrController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85" draw:id="id85" draw:layer="layout" svg:width="4.6cm" svg:height="0.4cm" svg:x="6cm" svg:y="4.199cm">
          <text:p text:style-name="P18"><text:span text:style-name="T1">ModelViewUdp.MagOwnerLink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draw:layer="layout" svg:width="4.8cm" svg:height="3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4" draw:layer="layout" svg:width="4.8cm" svg:height="0.4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2.526cm" svg:height="0.4cm" svg:x="20.874cm" svg:y="4.2cm">
          <text:p text:style-name="P3"><text:span text:style-name="T1">CompNames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2.526cm" svg:height="0.4cm" svg:x="20.873cm" svg:y="4.599cm">
          <text:p text:style-name="P3"><text:span text:style-name="T1">CompCount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8.8cm" svg:height="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4" draw:layer="layout" svg:width="4.8cm" svg:height="0.4cm" svg:x="19cm" svg:y="3.6cm">
          <text:p text:style-name="P3"><text:span text:style-name="T1">Window : GVisComps.Window</text:span></text:p>
          <draw:enhanced-geometry svg:viewBox="0 0 21600 21600" draw:type="rectangle" draw:enhanced-path="M 0 0 L 21600 0 21600 21600 0 21600 0 0 Z N"/>
        </draw:custom-shape>
        <draw:custom-shape draw:style-name="gr58" draw:text-style-name="P4" xml:id="id86" draw:id="id86" draw:layer="layout" svg:width="4.6cm" svg:height="0.4cm" svg:x="18.6cm" svg:y="4.2cm">
          <text:p text:style-name="P13"><text:span text:style-name="T1">Scene.VBox.Model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xml:id="id88" draw:id="id88" draw:layer="layout" svg:width="0.8cm" svg:height="0.4cm" svg:x="18.6cm" svg:y="4.6cm">
          <text:p text:style-name="P13"><text:span text:style-name="T1">_$</text:span>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svg:x1="10.6cm" svg:y1="4.399cm" svg:x2="18.6cm" svg:y2="4.4cm" draw:start-shape="id85" draw:start-glue-point="1" draw:end-shape="id86" draw:end-glue-point="3" svg:d="M10600 4399h4000v1h4000" svg:viewBox="0 0 8001 2">
          <text:p/>
        </draw:connector>
        <draw:custom-shape draw:style-name="gr58" draw:text-style-name="P19" xml:id="id87" draw:id="id87" draw:layer="layout" svg:width="4.6cm" svg:height="0.4cm" svg:x="6cm" svg:y="4.6cm">
          <text:p text:style-name="P18"><text:span text:style-name="T1">WindowEdp.MagOwnerLink</text:span>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svg:x1="10.6cm" svg:y1="4.8cm" svg:x2="18.6cm" svg:y2="4.8cm" draw:start-shape="id87" draw:start-glue-point="1" draw:end-shape="id88" draw:end-glue-point="3" svg:d="M10600 4800h8000" svg:viewBox="0 0 8001 1">
          <text:p/>
        </draw:connector>
        <draw:connector draw:style-name="gr9" draw:text-style-name="P5" draw:layer="layout" svg:x1="10.6cm" svg:y1="7.7cm" svg:x2="18.6cm" svg:y2="7.7cm" draw:start-shape="id89" draw:start-glue-point="1" draw:end-shape="id90" draw:end-glue-point="3" svg:d="M10600 7700h8000" svg:viewBox="0 0 8001 1">
          <text:p/>
        </draw:connector>
        <draw:custom-shape draw:style-name="gr64" draw:text-style-name="P2" xml:id="id90" draw:id="id90" draw:layer="layout" svg:width="5.6cm" svg:height="4.2cm" svg:x="18.6cm" svg:y="5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" draw:layer="layout" svg:width="4cm" svg:height="3.2cm" svg:x="19cm" svg:y="6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4" draw:layer="layout" svg:width="1.599cm" svg:height="0.4cm" svg:x="19.399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draw:layer="layout" svg:width="2.6cm" svg:height="0.4cm" svg:x="19.399cm" svg:y="6.8cm">
          <text:p text:style-name="P18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66" draw:text-style-name="P19" draw:layer="layout" svg:width="2.6cm" svg:height="0.4cm" svg:x="19.399cm" svg:y="7.2cm">
          <text:p text:style-name="P18"><text:span text:style-name="T1">MutRm</text:span><text:span text:style-name="T1">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draw:layer="layout" svg:width="2.6cm" svg:height="0.4cm" svg:x="19.399cm" svg:y="7.6cm">
          <text:p text:style-name="P18"><text:span text:style-name="T1">NodeSel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4" draw:layer="layout" svg:width="4cm" svg:height="0.4cm" svg:x="19cm" svg:y="5.6cm">
          <text:p text:style-name="P3"><text:span text:style-name="T1">VrvCp : </text:span><text:span text:style-name="T1">AvrMdl2.VrVie</text:span><text:span text:style-name="T1">wC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9" draw:layer="layout" svg:width="2.6cm" svg:height="0.4cm" svg:x="19.399cm" svg:y="8cm">
          <text:p text:style-name="P18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draw:layer="layout" svg:width="4cm" svg:height="3.2cm" svg:x="6.2cm" svg:y="6.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3" draw:layer="layout" svg:width="1.599cm" svg:height="0.4cm" svg:x="8.601cm" svg:y="6.2cm">
          <text:p text:style-name="P3"><text:span text:style-name="T1">NavCt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2.6cm" svg:height="0.4cm" svg:x="7.2cm" svg:y="6.8cm">
          <text:p text:style-name="P18"><text:span text:style-name="T1">MutAddWidget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2.6cm" svg:height="0.4cm" svg:x="7.2cm" svg:y="7.2cm">
          <text:p text:style-name="P18"><text:span text:style-name="T1">MutRm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4" draw:layer="layout" svg:width="2.6cm" svg:height="0.4cm" svg:x="7.2cm" svg:y="7.6cm">
          <text:p text:style-name="P18"><text:span text:style-name="T1">NodeSele</text:span><text:span text:style-name="T1">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3" draw:layer="layout" svg:width="3.2cm" svg:height="0.4cm" svg:x="6.8cm" svg:y="5.6cm">
          <text:p text:style-name="P3"><text:span text:style-name="T1">Ctrl</text:span><text:span text:style-name="T1">Cp : </text:span><text:span text:style-name="T1">VrC</text:span><text:span text:style-name="T1">ontr</text:span><text:span text:style-name="T1">oller</text:span><text:span text:style-name="T1">Cp</text:span></text:p>
          <draw:enhanced-geometry svg:viewBox="0 0 21600 21600" draw:type="rectangle" draw:enhanced-path="M 0 0 L 21600 0 21600 21600 0 21600 0 0 Z N"/>
        </draw:custom-shape>
        <draw:custom-shape draw:style-name="gr70" draw:text-style-name="P24" draw:layer="layout" svg:width="2.6cm" svg:height="0.4cm" svg:x="7.2cm" svg:y="8cm">
          <text:p text:style-name="P18"><text:span text:style-name="T1">CmdU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72" draw:text-style-name="P12" draw:layer="layout" svg:width="9.399cm" svg:height="0.444cm" svg:x="1.001cm" svg:y="1.023cm">
          <text:p text:style-name="P11"><text:span text:style-name="T3">AVR, ver 1 Controller – DRP with native ag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4.3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2.4cm" svg:height="0.447cm" svg:x="29.2cm" svg:y="21.4cm">
          <text:p text:style-name="P25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74" draw:text-style-name="P26" draw:layer="layout" svg:width="2.6cm" svg:height="0.4cm" svg:x="29.2cm" svg:y="22cm">
          <text:p text:style-name="P25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91" draw:id="id91" draw:layer="layout" svg:width="1.6cm" svg:height="1.281cm" draw:transform="rotate (1.5707963267949) translate (21.8cm 12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8cm" svg:y="10.6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6" draw:id="id96" draw:layer="layout" svg:width="0.8cm" svg:height="0.4cm" svg:x="21.8cm" svg:y="1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8" draw:id="id98" draw:layer="layout" svg:width="0.8cm" svg:height="0.4cm" svg:x="21.8cm" svg:y="11.4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3.081cm" svg:y1="11.401cm" svg:x2="23.4cm" svg:y2="11.4cm" draw:start-shape="id91" draw:start-glue-point="6" draw:end-shape="id92" draw:end-glue-point="3" svg:d="M23081 11401h160v-1h159" svg:viewBox="0 0 320 2">
          <text:p/>
        </draw:connector>
        <draw:custom-shape draw:style-name="gr17" draw:text-style-name="P1" xml:id="id95" draw:id="id95" draw:layer="layout" svg:width="1.201cm" svg:height="1.281cm" draw:transform="rotate (1.5707963267949) translate (19.4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1" draw:id="id151" draw:layer="layout" svg:width="0.8cm" svg:height="0.4cm" svg:x="19.4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94" draw:id="id94" draw:layer="layout" svg:width="0.8cm" svg:height="0.4cm" svg:x="19.4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6" draw:layer="layout" svg:width="4cm" svg:height="0.447cm" svg:x="2cm" svg:y="9cm">
          <text:p text:style-name="P25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8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9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3cm" svg:height="0.447cm" svg:x="3.4cm" svg:y="9.6cm">
          <text:p text:style-name="P25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4cm" svg:height="0.447cm" svg:x="2.4cm" svg:y="10.2cm">
          <text:p text:style-name="P25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4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01" draw:id="id101" draw:layer="layout" svg:width="1.2cm" svg:height="0.4cm" svg:x="17.4cm" svg:y="14.3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4" xml:id="id138" draw:id="id138" draw:layer="layout" svg:width="2.2cm" svg:height="0.4cm" svg:x="4.2cm" svg:y="10.8cm">
          <text:p text:style-name="P3"><text:span text:style-name="T1">InpModelUr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3" draw:id="id93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0cm -0.499cm" svg:x1="24.119cm" svg:y1="6.81cm" svg:x2="19.4cm" svg:y2="11cm" draw:start-shape="id93" draw:start-glue-point="1" draw:end-shape="id94" draw:end-glue-point="3" svg:d="M24119 6810h501v2195h-6220v1995h1000" svg:viewBox="0 0 6221 4191">
          <text:p/>
        </draw:connector>
        <draw:connector draw:style-name="gr9" draw:text-style-name="P5" draw:layer="layout" svg:x1="20.681cm" svg:y1="10.601cm" svg:x2="21.8cm" svg:y2="11.2cm" draw:start-shape="id95" draw:start-glue-point="6" draw:end-shape="id96" draw:end-glue-point="3" svg:d="M20681 10601h560v599h559" svg:viewBox="0 0 1120 600">
          <text:p/>
        </draw:connector>
        <draw:custom-shape draw:style-name="gr85" draw:text-style-name="P4" xml:id="id148" draw:id="id148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0.6cm" svg:y1="12.401cm" svg:x2="21.8cm" svg:y2="11.6cm" draw:start-shape="id97" draw:start-glue-point="6" draw:end-shape="id98" draw:end-glue-point="3" svg:d="M20600 12401h601v-801h599" svg:viewBox="0 0 1201 802">
          <text:p/>
        </draw:connector>
        <draw:custom-shape draw:style-name="gr12" draw:text-style-name="P4" xml:id="id100" draw:id="id100" draw:layer="layout" svg:width="0.8cm" svg:height="0.4cm" svg:x="21.8cm" svg:y="11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99" draw:id="id99" draw:layer="layout" svg:width="1.201cm" svg:height="1.281cm" draw:transform="rotate (1.5707963267949) translate (19.4cm 14.7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3.50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2" draw:id="id152" draw:layer="layout" svg:width="0.8cm" svg:height="0.4cm" svg:x="19.4cm" svg:y="13.9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02" draw:id="id102" draw:layer="layout" svg:width="0.8cm" svg:height="0.4cm" svg:x="19.4cm" svg:y="14.3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3cm" svg:x1="20.681cm" svg:y1="14.111cm" svg:x2="21.8cm" svg:y2="12cm" draw:start-shape="id99" draw:start-glue-point="6" draw:end-shape="id100" draw:end-glue-point="3" svg:d="M20681 14111h860v-2111h259" svg:viewBox="0 0 1120 2112">
          <text:p/>
        </draw:connector>
        <draw:connector draw:style-name="gr9" draw:text-style-name="P5" draw:layer="layout" svg:x1="18.6cm" svg:y1="14.509cm" svg:x2="19.4cm" svg:y2="14.51cm" draw:start-shape="id101" draw:start-glue-point="1" draw:end-shape="id102" draw:end-glue-point="3" svg:d="M18600 14509h400v1h400" svg:viewBox="0 0 801 2">
          <text:p/>
        </draw:connector>
        <draw:custom-shape draw:style-name="gr86" draw:text-style-name="P10" xml:id="id103" draw:id="id103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5" draw:id="id105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7" draw:id="id107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6" draw:id="id126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03" draw:start-glue-point="6" draw:end-shape="id93" draw:end-glue-point="3" svg:d="M21200 6806h460v4h459" svg:viewBox="0 0 920 5">
          <text:p/>
        </draw:connector>
        <draw:custom-shape draw:style-name="gr85" draw:text-style-name="P19" xml:id="id104" draw:id="id104" draw:layer="layout" svg:width="2.732cm" svg:height="0.4cm" svg:x="3.668cm" svg:y="12.397cm">
          <text:p text:style-name="P18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04" draw:start-glue-point="1" draw:end-shape="id105" draw:end-glue-point="3" svg:d="M6400 12597h5541v-5197h7178" svg:viewBox="0 0 12720 5198">
          <text:p/>
        </draw:connector>
        <draw:custom-shape draw:style-name="gr15" draw:text-style-name="P10" xml:id="id106" draw:id="id106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09" draw:id="id109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4" draw:id="id114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4" draw:id="id124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06" draw:start-glue-point="6" draw:end-shape="id107" draw:end-glue-point="3" svg:d="M18000 4609h560v1996h559" svg:viewBox="0 0 1120 1997">
          <text:p/>
        </draw:connector>
        <draw:custom-shape draw:style-name="gr17" draw:text-style-name="P1" xml:id="id108" draw:id="id108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1" draw:id="id111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2" draw:id="id112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08" draw:start-glue-point="6" draw:end-shape="id109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0" draw:id="id110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10" draw:start-glue-point="1" draw:end-shape="id111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12" draw:start-glue-point="3" draw:end-shape="id93" draw:end-glue-point="1" svg:d="M13119 6205h-501v2195h12002v-1590h-501" svg:viewBox="0 0 12003 2196">
          <text:p/>
        </draw:connector>
        <draw:custom-shape draw:style-name="gr15" draw:text-style-name="P10" xml:id="id113" draw:id="id113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20" draw:id="id120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16" draw:id="id116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21" draw:id="id121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13" draw:start-glue-point="6" draw:end-shape="id114" draw:end-glue-point="3" svg:d="M14400 3000h701v1409h699" svg:viewBox="0 0 1401 1410">
          <text:p/>
        </draw:connector>
        <draw:custom-shape draw:style-name="gr85" draw:text-style-name="P19" xml:id="id115" draw:id="id115" draw:layer="layout" svg:width="2.732cm" svg:height="0.4cm" svg:x="3.668cm" svg:y="12cm">
          <text:p text:style-name="P18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15" draw:start-glue-point="1" draw:end-shape="id116" draw:end-glue-point="3" svg:d="M6400 12200h900v-9400h4900" svg:viewBox="0 0 5801 9401">
          <text:p/>
        </draw:connector>
        <draw:custom-shape draw:style-name="gr17" draw:text-style-name="P1" xml:id="id119" draw:id="id119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18" draw:id="id118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2" draw:id="id122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17" draw:id="id117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17" draw:start-glue-point="1" draw:end-shape="id118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19" draw:start-glue-point="6" draw:end-shape="id120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21" draw:start-glue-point="3" draw:end-shape="id93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15" draw:start-glue-point="1" draw:end-shape="id122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125" draw:id="id125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123" draw:start-glue-point="1" draw:end-shape="id124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125" draw:start-glue-point="1" draw:end-shape="id126" draw:end-glue-point="3" svg:d="M17400 7000h860v5h859" svg:viewBox="0 0 1720 6">
          <text:p/>
        </draw:connector>
        <draw:custom-shape draw:style-name="gr87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123" draw:id="id123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7" xml:id="id92" draw:id="id92" draw:layer="layout" svg:width="2cm" svg:height="0.8cm" svg:x="23.4cm" svg:y="1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8cm" svg:y="11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8cm" svg:y="1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8cm" svg:y="1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90" draw:text-style-name="P19" xml:id="id127" draw:id="id127" draw:layer="layout" svg:width="2cm" svg:height="0.4cm" svg:x="4.4cm" svg:y="14cm">
          <text:p text:style-name="P18"><text:span text:style-name="T1">DrpCrea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.2cm" svg:x2="9.599cm" svg:y2="17cm" draw:start-shape="id127" draw:start-glue-point="1" draw:end-shape="id128" draw:end-glue-point="3" svg:d="M6400 14200h1600v2800h1599" svg:viewBox="0 0 3200 2801">
          <text:p/>
        </draw:connector>
        <draw:custom-shape draw:style-name="gr15" draw:text-style-name="P10" xml:id="id153" draw:id="id153" draw:layer="layout" svg:width="1.6cm" svg:height="2.2cm" draw:transform="rotate (1.5707963267949) translate (19.2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2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5" draw:id="id135" draw:layer="layout" svg:width="0.954cm" svg:height="0.4cm" svg:x="19.2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0" draw:id="id130" draw:layer="layout" svg:width="0.954cm" svg:height="0.4cm" svg:x="19.2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32" draw:id="id132" draw:layer="layout" svg:width="0.954cm" svg:height="0.4cm" svg:x="19.2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29" draw:id="id129" draw:layer="layout" svg:width="1.2cm" svg:height="0.4cm" svg:x="17.4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6.6cm" svg:x2="19.2cm" svg:y2="16.6cm" draw:start-shape="id129" draw:start-glue-point="1" draw:end-shape="id130" draw:end-glue-point="3" svg:d="M18600 16600h600" svg:viewBox="0 0 601 1">
          <text:p/>
        </draw:connector>
        <draw:connector draw:style-name="gr9" draw:text-style-name="P5" draw:layer="layout" svg:x1="17.2cm" svg:y1="17cm" svg:x2="19.2cm" svg:y2="17cm" draw:start-shape="id131" draw:start-glue-point="7" draw:end-shape="id132" draw:end-glue-point="3" svg:d="M17200 17000h2000" svg:viewBox="0 0 2001 1">
          <text:p/>
        </draw:connector>
        <draw:custom-shape draw:style-name="gr91" draw:text-style-name="P29" xml:id="id131" draw:id="id131" draw:layer="layout" svg:width="1.4cm" svg:height="0.4cm" svg:x="15.8cm" svg:y="16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133" draw:id="id133" draw:layer="layout" svg:width="1.4cm" svg:height="0.4cm" svg:x="25.4cm" svg:y="6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93" draw:start-glue-point="1" draw:end-shape="id133" draw:end-glue-point="5" svg:d="M24119 6810h641v-10h640" svg:viewBox="0 0 1282 11">
          <text:p/>
        </draw:connector>
        <draw:custom-shape draw:style-name="gr89" draw:text-style-name="P27" xml:id="id134" draw:id="id134" draw:layer="layout" svg:width="2cm" svg:height="0.8cm" svg:x="15.4cm" svg:y="17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1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17.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17.6cm">
          <text:p text:style-name="P3"><text:span text:style-name="T1">DelayMd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7.4cm" svg:y1="18cm" svg:x2="19.2cm" svg:y2="17.395cm" draw:start-shape="id134" draw:start-glue-point="1" draw:end-shape="id135" draw:end-glue-point="3" svg:d="M17400 18000h900v-605h900" svg:viewBox="0 0 1801 606">
          <text:p/>
        </draw:connector>
        <draw:connector draw:style-name="gr9" draw:text-style-name="P5" draw:layer="layout" svg:x1="14.479cm" svg:y1="18cm" svg:x2="15.4cm" svg:y2="18cm" draw:start-shape="id136" draw:start-glue-point="1" draw:end-shape="id134" draw:end-glue-point="3" svg:d="M14479 18000h921" svg:viewBox="0 0 922 1">
          <text:p/>
        </draw:connector>
        <draw:connector draw:style-name="gr9" draw:text-style-name="P5" draw:layer="layout" svg:x1="10.799cm" svg:y1="17cm" svg:x2="13.2cm" svg:y2="18cm" draw:start-shape="id137" draw:start-glue-point="6" draw:end-shape="id136" draw:end-glue-point="3" svg:d="M10799 17000h1201v1000h1200" svg:viewBox="0 0 2402 1001">
          <text:p/>
        </draw:connector>
        <draw:custom-shape draw:style-name="gr92" draw:text-style-name="P27" xml:id="id136" draw:id="id136" draw:layer="layout" svg:width="1.279cm" svg:height="0.8cm" svg:x="13.2cm" svg:y="17.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0.958cm" svg:height="0.4cm" svg:x="13.8cm" svg:y="18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0.958cm" svg:height="0.4cm" svg:x="13.8cm" svg:y="17.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0.958cm" svg:height="0.4cm" svg:x="13.4cm" svg:y="17.6cm">
          <text:p text:style-name="P3"><text:span text:style-name="T1">Pulse</text:span></text:p>
          <draw:enhanced-geometry svg:viewBox="0 0 21600 21600" draw:type="rectangle" draw:enhanced-path="M 0 0 L 21600 0 21600 21600 0 21600 0 0 Z N"/>
        </draw:custom-shape>
        <draw:custom-shape draw:style-name="gr91" draw:text-style-name="P29" draw:layer="layout" svg:width="1.4cm" svg:height="0.4cm" svg:x="15.801cm" svg:y="16.8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8.201cm" svg:y2="11cm" draw:start-shape="id138" draw:start-glue-point="1" draw:end-shape="id139" draw:end-glue-point="5" svg:d="M6400 11000h1801" svg:viewBox="0 0 1802 1">
          <text:p/>
        </draw:connector>
        <draw:custom-shape draw:style-name="gr94" draw:text-style-name="P1" xml:id="id137" draw:id="id137" draw:layer="layout" svg:width="1.201cm" svg:height="1.2cm" draw:transform="rotate (1.5707963267949) translate (9.599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599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28" draw:id="id128" draw:layer="layout" svg:width="0.8cm" svg:height="0.4cm" svg:x="9.599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1" draw:id="id141" draw:layer="layout" svg:width="0.8cm" svg:height="0.4cm" svg:x="9.599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0" draw:id="id140" draw:layer="layout" svg:width="1.2cm" svg:height="0.4cm" svg:x="7.8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cm" svg:y1="17.4cm" svg:x2="9.599cm" svg:y2="17.4cm" draw:start-shape="id140" draw:start-glue-point="1" draw:end-shape="id141" draw:end-glue-point="3" svg:d="M9000 17400h599" svg:viewBox="0 0 600 1">
          <text:p/>
        </draw:connector>
        <draw:custom-shape draw:style-name="gr94" draw:text-style-name="P1" xml:id="id155" draw:id="id155" draw:layer="layout" svg:width="1.201cm" svg:height="1.2cm" draw:transform="rotate (1.5707963267949) translate (9.6cm 1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6cm" svg:y="16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9.6cm" svg:y="16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3" draw:id="id143" draw:layer="layout" svg:width="0.8cm" svg:height="0.4cm" svg:x="9.6cm" svg:y="17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7.801cm" svg:y="17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7.80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2" draw:id="id142" draw:layer="layout" svg:width="1.2cm" svg:height="0.4cm" svg:x="7.801cm" svg:y="17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001cm" svg:y1="17.4cm" svg:x2="9.6cm" svg:y2="17.4cm" draw:start-shape="id142" draw:start-glue-point="1" draw:end-shape="id143" draw:end-glue-point="3" svg:d="M9001 17400h599" svg:viewBox="0 0 600 1">
          <text:p/>
        </draw:connector>
        <draw:custom-shape draw:style-name="gr94" draw:text-style-name="P1" draw:layer="layout" svg:width="1.201cm" svg:height="1.2cm" draw:transform="rotate (1.5707963267949) translate (19.399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399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9.399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5" draw:id="id145" draw:layer="layout" svg:width="0.8cm" svg:height="0.4cm" svg:x="19.399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399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399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4" draw:id="id144" draw:layer="layout" svg:width="1.2cm" svg:height="0.4cm" svg:x="17.399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599cm" svg:y1="12.801cm" svg:x2="19.399cm" svg:y2="12.801cm" draw:start-shape="id144" draw:start-glue-point="1" draw:end-shape="id145" draw:end-glue-point="3" svg:d="M18599 12801h800" svg:viewBox="0 0 801 1">
          <text:p/>
        </draw:connector>
        <draw:custom-shape draw:style-name="gr94" draw:text-style-name="P1" xml:id="id97" draw:id="id97" draw:layer="layout" svg:width="1.201cm" svg:height="1.2cm" draw:transform="rotate (1.5707963267949) translate (19.4cm 13.0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4cm" svg:y="11.8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9" draw:id="id149" draw:layer="layout" svg:width="0.8cm" svg:height="0.4cm" svg:x="19.4cm" svg:y="12.2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47" draw:id="id147" draw:layer="layout" svg:width="0.8cm" svg:height="0.4cm" svg:x="19.4cm" svg:y="12.6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4cm" svg:y="12.60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4cm" svg:y="12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46" draw:id="id146" draw:layer="layout" svg:width="1.2cm" svg:height="0.4cm" svg:x="17.4cm" svg:y="12.60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8.6cm" svg:y1="12.801cm" svg:x2="19.4cm" svg:y2="12.801cm" draw:start-shape="id146" draw:start-glue-point="1" draw:end-shape="id147" draw:end-glue-point="3" svg:d="M18600 12801h800" svg:viewBox="0 0 801 1">
          <text:p/>
        </draw:connector>
        <draw:connector draw:style-name="gr9" draw:text-style-name="P5" draw:layer="layout" svg:x1="6.4cm" svg:y1="13cm" svg:x2="19.4cm" svg:y2="12.401cm" draw:start-shape="id148" draw:start-glue-point="1" draw:end-shape="id149" draw:end-glue-point="3" svg:d="M6400 13000h6500v-599h6500" svg:viewBox="0 0 13001 600">
          <text:p/>
        </draw:connector>
        <draw:custom-shape draw:style-name="gr82" draw:text-style-name="P4" xml:id="id150" draw:id="id150" draw:layer="layout" svg:width="2.2cm" svg:height="0.4cm" svg:x="4.2cm" svg:y="11.2cm">
          <text:p text:style-name="P3"><text:span text:style-name="T1">Out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2.9cm" svg:x1="6.4cm" svg:y1="11.4cm" svg:x2="19.4cm" svg:y2="10.6cm" draw:start-shape="id150" draw:start-glue-point="1" draw:end-shape="id151" draw:end-glue-point="3" svg:d="M6400 11400h9400v-800h3600" svg:viewBox="0 0 13001 801">
          <text:p/>
        </draw:connector>
        <draw:connector draw:style-name="gr9" draw:text-style-name="P5" draw:layer="layout" draw:line-skew="2.9cm" svg:x1="6.4cm" svg:y1="11.4cm" svg:x2="19.4cm" svg:y2="14.11cm" draw:start-shape="id150" draw:start-glue-point="1" draw:end-shape="id152" draw:end-glue-point="3" svg:d="M6400 11400h9400v2710h3600" svg:viewBox="0 0 13001 2711">
          <text:p/>
        </draw:connector>
        <draw:connector draw:style-name="gr9" draw:text-style-name="P5" draw:layer="layout" svg:x1="21.4cm" svg:y1="16.8cm" svg:x2="22.401cm" svg:y2="16.8cm" draw:start-shape="id153" draw:start-glue-point="6" draw:end-shape="id154" draw:end-glue-point="5" svg:d="M21400 16800h1001" svg:viewBox="0 0 1002 1">
          <text:p/>
        </draw:connector>
        <draw:custom-shape draw:style-name="gr91" draw:text-style-name="P29" draw:layer="layout" svg:width="1.4cm" svg:height="0.4cm" svg:x="22.4cm" svg:y="16.5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154" draw:id="id154" draw:layer="layout" svg:width="1.999cm" svg:height="0.4cm" svg:x="22.401cm" svg:y="16.6cm">
          <text:p text:style-name="P28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draw:layer="layout" svg:width="1.4cm" svg:height="0.4cm" svg:x="8.2cm" svg:y="10.7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5" draw:text-style-name="P29" xml:id="id139" draw:id="id139" draw:layer="layout" svg:width="1.999cm" svg:height="0.4cm" svg:x="8.201cm" svg:y="10.8cm">
          <text:p text:style-name="P28"><text:span text:style-name="T4">Inp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83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1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xml:id="id161" draw:id="id161" draw:layer="layout" svg:width="3cm" svg:height="0.4cm" svg:x="3.4cm" svg:y="13.6cm">
          <text:p text:style-name="P18"><text:span text:style-name="T1">MutAddWidget &l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xml:id="id162" draw:id="id162" draw:layer="layout" svg:width="1.6cm" svg:height="2.2cm" draw:transform="rotate (1.5707963267949) translate (12.602cm 1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667cm" svg:y="14.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6" draw:id="id156" draw:layer="layout" svg:width="0.954cm" svg:height="0.4cm" svg:x="12.602cm" svg:y="15.5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60" draw:id="id160" draw:layer="layout" svg:width="0.954cm" svg:height="0.4cm" svg:x="12.602cm" svg:y="14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58" draw:id="id158" draw:layer="layout" svg:width="0.954cm" svg:height="0.4cm" svg:x="12.602cm" svg:y="15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8cm" svg:y1="17cm" svg:x2="12.602cm" svg:y2="15.795cm" draw:start-shape="id155" draw:start-glue-point="6" draw:end-shape="id156" draw:end-glue-point="3" svg:d="M10800 17000h902v-1205h900" svg:viewBox="0 0 1803 1206">
          <text:p/>
        </draw:connector>
        <draw:custom-shape draw:style-name="gr96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2.398cm" svg:height="0.4cm" svg:x="8.602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2cm" svg:y="15.2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4cm" svg:y="15.2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2.398cm" svg:height="0.4cm" svg:x="8.604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xml:id="id157" draw:id="id157" draw:layer="layout" svg:width="2.398cm" svg:height="0.4cm" svg:x="8.604cm" svg:y="15.2cm">
          <text:p text:style-name="P3"><text:span text:style-name="T1">MUT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5.4cm" svg:x2="12.602cm" svg:y2="15.4cm" draw:start-shape="id157" draw:start-glue-point="1" draw:end-shape="id158" draw:end-glue-point="3" svg:d="M11002 15400h1600" svg:viewBox="0 0 1601 1">
          <text:p/>
        </draw:connector>
        <draw:custom-shape draw:style-name="gr96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2.398cm" svg:height="0.4cm" svg:x="8.602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2cm" svg:y="14.51cm">
          <text:p text:style-name="P3"><text:span text:style-name="T1">SI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draw:layer="layout" svg:width="2.398cm" svg:height="0.4cm" svg:x="8.604cm" svg:y="14.51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96" draw:text-style-name="P2" draw:layer="layout" svg:width="2.398cm" svg:height="0.4cm" svg:x="8.604cm" svg:y="14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4" xml:id="id159" draw:id="id159" draw:layer="layout" svg:width="2.398cm" svg:height="0.4cm" svg:x="8.604cm" svg:y="14.51cm">
          <text:p text:style-name="P3"><text:span text:style-name="T1">MUT Node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1.002cm" svg:y1="14.71cm" svg:x2="12.602cm" svg:y2="15cm" draw:start-shape="id159" draw:start-glue-point="1" draw:end-shape="id160" draw:end-glue-point="3" svg:d="M11002 14710h800v290h800" svg:viewBox="0 0 1601 291">
          <text:p/>
        </draw:connector>
        <draw:connector draw:style-name="gr9" draw:text-style-name="P5" draw:layer="layout" svg:x1="6.4cm" svg:y1="13.8cm" svg:x2="14.802cm" svg:y2="15.2cm" draw:start-shape="id161" draw:start-glue-point="1" draw:end-shape="id162" draw:end-glue-point="6" svg:d="M6400 13800h8904v1400h-502" svg:viewBox="0 0 8905 1401">
          <text:p/>
        </draw:connector>
      </draw:page>
      <draw:page draw:name="page6" draw:style-name="dp1" draw:master-page-name="Default">
        <draw:custom-shape draw:style-name="gr98" draw:text-style-name="P12" draw:layer="layout" svg:width="8.399cm" svg:height="0.444cm" svg:x="1.001cm" svg:y="1.023cm">
          <text:p text:style-name="P11"><text:span text:style-name="T3">AVR, ver 2 Controller – DRP is DES base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7.2cm" svg:y="12.8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73" draw:text-style-name="P2" draw:layer="layout" svg:width="4.8cm" svg:height="2.2cm" svg:x="29.2cm" svg:y="21.4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26" draw:layer="layout" svg:width="2.4cm" svg:height="0.447cm" svg:x="29.2cm" svg:y="21.4cm">
          <text:p text:style-name="P25"><text:span text:style-name="T1">ModelViewUdp</text:span></text:p>
          <draw:enhanced-geometry svg:viewBox="0 0 21600 21600" draw:type="rectangle" draw:enhanced-path="M 0 0 L 21600 0 21600 21600 0 21600 0 0 Z N"/>
        </draw:custom-shape>
        <draw:custom-shape draw:style-name="gr100" draw:text-style-name="P26" draw:layer="layout" svg:width="2.6cm" svg:height="0.4cm" svg:x="29.2cm" svg:y="22cm">
          <text:p text:style-name="P25"><text:span text:style-name="T1">MagOwnerLink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29.2cm" svg:y="22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6cm" svg:height="0.4cm" svg:x="32.4cm" svg:y="2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xml:id="id163" draw:id="id163" draw:layer="layout" svg:width="1.6cm" svg:height="1.281cm" draw:transform="rotate (1.5707963267949) translate (21.2cm 12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1.2cm" svg:y="10.6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0" draw:id="id170" draw:layer="layout" svg:width="0.8cm" svg:height="0.4cm" svg:x="21.2cm" svg:y="11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4" draw:id="id174" draw:layer="layout" svg:width="0.8cm" svg:height="0.4cm" svg:x="21.2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481cm" svg:y1="11.402cm" svg:x2="22.8cm" svg:y2="11.401cm" draw:start-shape="id163" draw:start-glue-point="6" draw:end-shape="id164" draw:end-glue-point="3" svg:d="M22481 11402h160v-1h159" svg:viewBox="0 0 320 2">
          <text:p/>
        </draw:connector>
        <draw:custom-shape draw:style-name="gr17" draw:text-style-name="P1" xml:id="id169" draw:id="id169" draw:layer="layout" svg:width="1.201cm" svg:height="1.281cm" draw:transform="rotate (1.5707963267949) translate (19.2cm 11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9.9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6" draw:id="id166" draw:layer="layout" svg:width="0.8cm" svg:height="0.4cm" svg:x="19.2cm" svg:y="10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68" draw:id="id168" draw:layer="layout" svg:width="0.8cm" svg:height="0.4cm" svg:x="19.2cm" svg:y="10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6" draw:layer="layout" svg:width="4cm" svg:height="0.447cm" svg:x="2cm" svg:y="9cm">
          <text:p text:style-name="P25"><text:span text:style-name="T1">CtrlCp : VrControllerCp</text:span></text:p>
          <draw:enhanced-geometry svg:viewBox="0 0 21600 21600" draw:type="rectangle" draw:enhanced-path="M 0 0 L 21600 0 21600 21600 0 21600 0 0 Z N"/>
        </draw:custom-shape>
        <draw:custom-shape draw:style-name="gr78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9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3cm" svg:height="0.447cm" svg:x="3.4cm" svg:y="9.6cm">
          <text:p text:style-name="P25"><text:span text:style-name="T1">NavCtrl : Socket</text:span></text:p>
          <draw:enhanced-geometry svg:viewBox="0 0 21600 21600" draw:type="rectangle" draw:enhanced-path="M 0 0 L 21600 0 21600 21600 0 21600 0 0 Z N"/>
        </draw:custom-shape>
        <draw:custom-shape draw:style-name="gr103" draw:text-style-name="P26" draw:layer="layout" svg:width="4cm" svg:height="0.447cm" svg:x="2.4cm" svg:y="10.2cm">
          <text:p text:style-name="P25"><text:span text:style-name="T1">DrpCp : NDrpCpp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7.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77" draw:id="id177" draw:layer="layout" svg:width="1.2cm" svg:height="0.4cm" svg:x="17.2cm" svg:y="12.8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" xml:id="id213" draw:id="id213" draw:layer="layout" svg:width="2.4cm" svg:height="0.4cm" svg:x="4cm" svg:y="10.8cm">
          <text:p text:style-name="P3"><text:span text:style-name="T1">InpModelUri 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9.2cm" svg:y2="10.6cm" draw:start-shape="id165" draw:start-glue-point="1" draw:end-shape="id166" draw:end-glue-point="3" svg:d="M6400 11400h6400v-800h6400" svg:viewBox="0 0 12801 801">
          <text:p/>
        </draw:connector>
        <draw:custom-shape draw:style-name="gr4" draw:text-style-name="P2" xml:id="id167" draw:id="id167" draw:layer="layout" svg:width="2cm" svg:height="0.8cm" svg:x="22.119cm" svg:y="6.4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22.319cm" svg:y="6.41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2.519cm" svg:y="6.81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119cm" svg:y1="6.81cm" svg:x2="19.2cm" svg:y2="11cm" draw:start-shape="id167" draw:start-glue-point="1" draw:end-shape="id168" draw:end-glue-point="3" svg:d="M24119 6810h501v2195h-5921v1995h501" svg:viewBox="0 0 5922 4191">
          <text:p/>
        </draw:connector>
        <draw:connector draw:style-name="gr9" draw:text-style-name="P5" draw:layer="layout" svg:x1="20.481cm" svg:y1="10.601cm" svg:x2="21.2cm" svg:y2="11.201cm" draw:start-shape="id169" draw:start-glue-point="6" draw:end-shape="id170" draw:end-glue-point="3" svg:d="M20481 10601h360v600h359" svg:viewBox="0 0 720 601">
          <text:p/>
        </draw:connector>
        <draw:custom-shape draw:style-name="gr85" draw:text-style-name="P4" draw:layer="layout" svg:width="2.732cm" svg:height="0.4cm" svg:x="3.668cm" svg:y="12.8cm">
          <text:p text:style-name="P3"><text:span text:style-name="T1">VrvCompsCo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7.402cm" svg:y1="16.802cm" svg:x2="26.599cm" svg:y2="16.8cm" draw:start-shape="id171" draw:start-glue-point="5" draw:end-shape="id172" draw:end-glue-point="1" svg:d="M27402 16802h-402v-2h-401" svg:viewBox="0 0 804 3">
          <text:p/>
        </draw:connector>
        <draw:connector draw:style-name="gr9" draw:text-style-name="P5" draw:layer="layout" draw:line-skew="-1.4cm" svg:x1="15.2cm" svg:y1="16.8cm" svg:x2="21.2cm" svg:y2="11.601cm" draw:start-shape="id173" draw:start-glue-point="1" draw:end-shape="id174" draw:end-glue-point="3" svg:d="M15200 16800h1600v-5199h4400" svg:viewBox="0 0 6001 5200">
          <text:p/>
        </draw:connector>
        <draw:custom-shape draw:style-name="gr12" draw:text-style-name="P4" xml:id="id176" draw:id="id176" draw:layer="layout" svg:width="0.8cm" svg:height="0.4cm" svg:x="21.2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xml:id="id175" draw:id="id175" draw:layer="layout" svg:width="1.201cm" svg:height="1.281cm" draw:transform="rotate (1.5707963267949) translate (19.2cm 13.2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9.2cm" svg:y="12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9" draw:id="id179" draw:layer="layout" svg:width="0.8cm" svg:height="0.4cm" svg:x="19.2cm" svg:y="12.401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78" draw:id="id178" draw:layer="layout" svg:width="0.8cm" svg:height="0.4cm" svg:x="19.2cm" svg:y="12.801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481cm" svg:y1="12.602cm" svg:x2="21.2cm" svg:y2="12.001cm" draw:start-shape="id175" draw:start-glue-point="6" draw:end-shape="id176" draw:end-glue-point="3" svg:d="M20481 12602h419v-601h300" svg:viewBox="0 0 720 602">
          <text:p/>
        </draw:connector>
        <draw:connector draw:style-name="gr9" draw:text-style-name="P5" draw:layer="layout" svg:x1="18.4cm" svg:y1="13cm" svg:x2="19.2cm" svg:y2="13.001cm" draw:start-shape="id177" draw:start-glue-point="1" draw:end-shape="id178" draw:end-glue-point="3" svg:d="M18400 13000h400v1h400" svg:viewBox="0 0 801 2">
          <text:p/>
        </draw:connector>
        <draw:connector draw:style-name="gr9" draw:text-style-name="P5" draw:layer="layout" svg:x1="6.4cm" svg:y1="11.4cm" svg:x2="19.2cm" svg:y2="12.601cm" draw:start-shape="id165" draw:start-glue-point="1" draw:end-shape="id179" draw:end-glue-point="3" svg:d="M6400 11400h6400v1201h6400" svg:viewBox="0 0 12801 1202">
          <text:p/>
        </draw:connector>
        <draw:custom-shape draw:style-name="gr86" draw:text-style-name="P10" xml:id="id180" draw:id="id180" draw:layer="layout" svg:width="1.6cm" svg:height="2.081cm" draw:transform="rotate (1.5707963267949) translate (19.119cm 7.605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184cm" svg:y="6.005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2" draw:id="id182" draw:layer="layout" svg:width="0.954cm" svg:height="0.4cm" svg:x="19.119cm" svg:y="7.2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4" draw:id="id184" draw:layer="layout" svg:width="0.954cm" svg:height="0.4cm" svg:x="19.119cm" svg:y="6.4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3" draw:id="id203" draw:layer="layout" svg:width="0.954cm" svg:height="0.4cm" svg:x="19.119cm" svg:y="6.8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2cm" svg:y1="6.806cm" svg:x2="22.119cm" svg:y2="6.81cm" draw:start-shape="id180" draw:start-glue-point="6" draw:end-shape="id167" draw:end-glue-point="3" svg:d="M21200 6806h460v4h459" svg:viewBox="0 0 920 5">
          <text:p/>
        </draw:connector>
        <draw:custom-shape draw:style-name="gr85" draw:text-style-name="P19" xml:id="id181" draw:id="id181" draw:layer="layout" svg:width="2.732cm" svg:height="0.4cm" svg:x="3.668cm" svg:y="12.397cm">
          <text:p text:style-name="P18"><text:span text:style-name="T1">CmdU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819cm" svg:x1="6.4cm" svg:y1="12.597cm" svg:x2="19.119cm" svg:y2="7.4cm" draw:start-shape="id181" draw:start-glue-point="1" draw:end-shape="id182" draw:end-glue-point="3" svg:d="M6400 12597h5541v-5197h7178" svg:viewBox="0 0 12720 5198">
          <text:p/>
        </draw:connector>
        <draw:custom-shape draw:style-name="gr15" draw:text-style-name="P10" xml:id="id183" draw:id="id183" draw:layer="layout" svg:width="1.6cm" svg:height="2.2cm" draw:transform="rotate (1.5707963267949) translate (15.8cm 5.409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5.865cm" svg:y="3.809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86" draw:id="id186" draw:layer="layout" svg:width="0.954cm" svg:height="0.4cm" svg:x="15.8cm" svg:y="5.004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1" draw:id="id191" draw:layer="layout" svg:width="0.954cm" svg:height="0.4cm" svg:x="15.8cm" svg:y="4.209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1" draw:id="id201" draw:layer="layout" svg:width="0.954cm" svg:height="0.4cm" svg:x="15.8cm" svg:y="4.60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cm" svg:y1="4.609cm" svg:x2="19.119cm" svg:y2="6.605cm" draw:start-shape="id183" draw:start-glue-point="6" draw:end-shape="id184" draw:end-glue-point="3" svg:d="M18000 4609h560v1996h559" svg:viewBox="0 0 1120 1997">
          <text:p/>
        </draw:connector>
        <draw:custom-shape draw:style-name="gr17" draw:text-style-name="P1" xml:id="id185" draw:id="id185" draw:layer="layout" svg:width="1.201cm" svg:height="1.281cm" draw:transform="rotate (1.5707963267949) translate (13.119cm 6.405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3.119cm" svg:y="5.204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8" draw:id="id188" draw:layer="layout" svg:width="0.8cm" svg:height="0.4cm" svg:x="13.119cm" svg:y="5.60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89" draw:id="id189" draw:layer="layout" svg:width="0.8cm" svg:height="0.4cm" svg:x="13.119cm" svg:y="6.005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5.806cm" svg:x2="15.8cm" svg:y2="5.204cm" draw:start-shape="id185" draw:start-glue-point="6" draw:end-shape="id186" draw:end-glue-point="3" svg:d="M14400 5806h700v-602h700" svg:viewBox="0 0 1401 603">
          <text:p/>
        </draw:connector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11cm" svg:y="5.61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11cm" svg:y="5.6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87" draw:id="id187" draw:layer="layout" svg:width="1.2cm" svg:height="0.4cm" svg:x="11cm" svg:y="5.61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2.2cm" svg:y1="5.814cm" svg:x2="13.119cm" svg:y2="5.805cm" draw:start-shape="id187" draw:start-glue-point="1" draw:end-shape="id188" draw:end-glue-point="3" svg:d="M12200 5814h459v-9h460" svg:viewBox="0 0 920 10">
          <text:p/>
        </draw:connector>
        <draw:connector draw:style-name="gr9" draw:text-style-name="P5" draw:layer="layout" draw:line-skew="0cm 2.896cm" svg:x1="13.119cm" svg:y1="6.205cm" svg:x2="24.119cm" svg:y2="6.81cm" draw:start-shape="id189" draw:start-glue-point="3" draw:end-shape="id167" draw:end-glue-point="1" svg:d="M13119 6205h-501v2195h12002v-1590h-501" svg:viewBox="0 0 12003 2196">
          <text:p/>
        </draw:connector>
        <draw:custom-shape draw:style-name="gr15" draw:text-style-name="P10" xml:id="id190" draw:id="id190" draw:layer="layout" svg:width="1.6cm" svg:height="2.2cm" draw:transform="rotate (1.5707963267949) translate (12.2cm 3.8cm)">
          <text:p text:style-name="P9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2.265cm" svg:y="2.2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7" draw:id="id197" draw:layer="layout" svg:width="0.954cm" svg:height="0.4cm" svg:x="12.2cm" svg:y="3.3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193" draw:id="id193" draw:layer="layout" svg:width="0.954cm" svg:height="0.4cm" svg:x="12.2cm" svg:y="2.6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198" draw:id="id198" draw:layer="layout" svg:width="0.954cm" svg:height="0.4cm" svg:x="12.2cm" svg:y="3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3cm" svg:x2="15.8cm" svg:y2="4.409cm" draw:start-shape="id190" draw:start-glue-point="6" draw:end-shape="id191" draw:end-glue-point="3" svg:d="M14400 3000h701v1409h699" svg:viewBox="0 0 1401 1410">
          <text:p/>
        </draw:connector>
        <draw:custom-shape draw:style-name="gr85" draw:text-style-name="P19" xml:id="id192" draw:id="id192" draw:layer="layout" svg:width="2.732cm" svg:height="0.4cm" svg:x="3.668cm" svg:y="12cm">
          <text:p text:style-name="P18"><text:span text:style-name="T1">NodeSelec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2cm" svg:x1="6.4cm" svg:y1="12.2cm" svg:x2="12.2cm" svg:y2="2.8cm" draw:start-shape="id192" draw:start-glue-point="1" draw:end-shape="id193" draw:end-glue-point="3" svg:d="M6400 12200h900v-9400h4900" svg:viewBox="0 0 5801 9401">
          <text:p/>
        </draw:connector>
        <draw:custom-shape draw:style-name="gr17" draw:text-style-name="P1" xml:id="id196" draw:id="id196" draw:layer="layout" svg:width="1.201cm" svg:height="1.281cm" draw:transform="rotate (1.5707963267949) translate (9.919cm 4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9.919cm" svg:y="3.399cm">
          <text:p text:style-name="P3"><text:span text:style-name="T1">: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5" draw:id="id195" draw:layer="layout" svg:width="0.8cm" svg:height="0.4cm" svg:x="9.919cm" svg:y="3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99" draw:id="id199" draw:layer="layout" svg:width="0.8cm" svg:height="0.4cm" svg:x="9.919cm" svg:y="4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2cm" svg:y="3.80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8.2cm" svg:y="3.8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194" draw:id="id194" draw:layer="layout" svg:width="1.2cm" svg:height="0.4cm" svg:x="8.2cm" svg:y="3.809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9.4cm" svg:y1="4.009cm" svg:x2="9.919cm" svg:y2="4cm" draw:start-shape="id194" draw:start-glue-point="1" draw:end-shape="id195" draw:end-glue-point="3" svg:d="M9400 4009h259v-9h260" svg:viewBox="0 0 520 10">
          <text:p/>
        </draw:connector>
        <draw:connector draw:style-name="gr9" draw:text-style-name="P5" draw:layer="layout" svg:x1="11.2cm" svg:y1="4.001cm" svg:x2="12.2cm" svg:y2="3.595cm" draw:start-shape="id196" draw:start-glue-point="6" draw:end-shape="id197" draw:end-glue-point="3" svg:d="M11200 4001h500v-406h500" svg:viewBox="0 0 1001 407">
          <text:p/>
        </draw:connector>
        <draw:connector draw:style-name="gr9" draw:text-style-name="P5" draw:layer="layout" draw:line-skew="-3.899cm 3.495cm" svg:x1="12.2cm" svg:y1="3.2cm" svg:x2="24.119cm" svg:y2="6.81cm" draw:start-shape="id198" draw:start-glue-point="3" draw:end-shape="id167" draw:end-glue-point="1" svg:d="M12200 3200h-4400v5200h16820v-1590h-501" svg:viewBox="0 0 16821 5201">
          <text:p/>
        </draw:connector>
        <draw:connector draw:style-name="gr9" draw:text-style-name="P5" draw:layer="layout" draw:line-skew="-0.86cm" svg:x1="6.4cm" svg:y1="12.2cm" svg:x2="9.919cm" svg:y2="4.4cm" draw:start-shape="id192" draw:start-glue-point="1" draw:end-shape="id199" draw:end-glue-point="3" svg:d="M6400 12200h900v-7800h2619" svg:viewBox="0 0 3520 7801">
          <text:p/>
        </draw:connector>
        <draw:custom-shape draw:style-name="gr4" draw:text-style-name="P2" draw:layer="layout" svg:width="2cm" svg:height="0.8cm" svg:x="15.4cm" svg:y="6.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15.6cm" svg:y="6.4cm">
          <text:p text:style-name="P3"><text:span text:style-name="T1">CursorAdp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5.8cm" svg:y="6.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02" draw:id="id202" draw:layer="layout" svg:width="1.4cm" svg:height="0.4cm" svg:x="16cm" svg:y="6.8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4.4cm" svg:y1="4.8cm" svg:x2="15.8cm" svg:y2="4.809cm" draw:start-shape="id200" draw:start-glue-point="1" draw:end-shape="id201" draw:end-glue-point="3" svg:d="M14400 4800h700v9h700" svg:viewBox="0 0 1401 10">
          <text:p/>
        </draw:connector>
        <draw:connector draw:style-name="gr9" draw:text-style-name="P5" draw:layer="layout" svg:x1="17.4cm" svg:y1="7cm" svg:x2="19.119cm" svg:y2="7.005cm" draw:start-shape="id202" draw:start-glue-point="1" draw:end-shape="id203" draw:end-glue-point="3" svg:d="M17400 7000h860v5h859" svg:viewBox="0 0 1720 6">
          <text:p/>
        </draw:connector>
        <draw:custom-shape draw:style-name="gr87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2.8cm" svg:height="0.4cm" svg:x="11.6cm" svg:y="4.6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2.8cm" svg:height="0.4cm" svg:x="11.6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200" draw:id="id200" draw:layer="layout" svg:width="2.8cm" svg:height="0.4cm" svg:x="11.6cm" svg:y="4.6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7" xml:id="id164" draw:id="id164" draw:layer="layout" svg:width="2cm" svg:height="0.8cm" svg:x="22.8cm" svg:y="11.00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2cm" svg:y="11.401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2cm" svg:y="11.00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2cm" svg:y="11.001cm">
          <text:p text:style-name="P3"><text:span text:style-name="T1">VrpDitry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4" xml:id="id204" draw:id="id204" draw:layer="layout" svg:width="4.6cm" svg:height="0.4cm" svg:x="1.8cm" svg:y="13.8cm">
          <text:p text:style-name="P3"><text:span text:style-name="T1">MutAddWidget : DcAddWdgS</text:span></text:p>
          <draw:enhanced-geometry svg:viewBox="0 0 21600 21600" draw:type="rectangle" draw:enhanced-path="M 0 0 L 21600 0 21600 21600 0 21600 0 0 Z N"/>
        </draw:custom-shape>
        <draw:custom-shape draw:style-name="gr105" draw:text-style-name="P17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DcAddWdgSc</text:span></text:p>
          <draw:enhanced-geometry svg:viewBox="0 0 21600 21600" draw:type="rectangle" draw:enhanced-path="M 0 0 L 21600 0 21600 21600 0 21600 0 0 Z N"/>
        </draw:custom-shape>
        <draw:custom-shape draw:style-name="gr106" draw:text-style-name="P19" xml:id="id173" draw:id="id173" draw:layer="layout" svg:width="1.2cm" svg:height="0.4cm" svg:x="14cm" svg:y="16.6cm">
          <text:p text:style-name="P18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04" draw:start-glue-point="1" draw:end-shape="id205" draw:end-glue-point="3" svg:d="M6400 14000h2400v2200h2400" svg:viewBox="0 0 4801 2201">
          <text:p/>
        </draw:connector>
        <draw:custom-shape draw:style-name="gr15" draw:text-style-name="P10" xml:id="id212" draw:id="id212" draw:layer="layout" svg:width="1.6cm" svg:height="2.2cm" draw:transform="rotate (1.5707963267949) translate (22.4cm 17.6cm)">
          <text:p text:style-name="P9"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2.465cm" svg:y="1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11" draw:id="id211" draw:layer="layout" svg:width="0.954cm" svg:height="0.4cm" svg:x="22.4cm" svg:y="17.1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7" draw:id="id207" draw:layer="layout" svg:width="0.954cm" svg:height="0.4cm" svg:x="22.4cm" svg:y="16.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09" draw:id="id209" draw:layer="layout" svg:width="0.954cm" svg:height="0.4cm" svg:x="22.4cm" svg:y="16.8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20.6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.2cm" svg:height="0.4cm" svg:x="20.6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xml:id="id206" draw:id="id206" draw:layer="layout" svg:width="1.2cm" svg:height="0.4cm" svg:x="20.6cm" svg:y="16.4cm">
          <text:p text:style-name="P3"><text:span text:style-name="T1">SS N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21.8cm" svg:y1="16.6cm" svg:x2="22.4cm" svg:y2="16.6cm" draw:start-shape="id206" draw:start-glue-point="1" draw:end-shape="id207" draw:end-glue-point="3" svg:d="M21800 16600h600" svg:viewBox="0 0 601 1">
          <text:p/>
        </draw:connector>
        <draw:connector draw:style-name="gr9" draw:text-style-name="P5" draw:layer="layout" svg:x1="20.4cm" svg:y1="17cm" svg:x2="22.4cm" svg:y2="17cm" draw:start-shape="id208" draw:start-glue-point="7" draw:end-shape="id209" draw:end-glue-point="3" svg:d="M20400 17000h2000" svg:viewBox="0 0 2001 1">
          <text:p/>
        </draw:connector>
        <draw:custom-shape draw:style-name="gr91" draw:text-style-name="P29" xml:id="id208" draw:id="id208" draw:layer="layout" svg:width="1.4cm" svg:height="0.4cm" svg:x="19cm" svg:y="16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10" draw:id="id210" draw:layer="layout" svg:width="1.4cm" svg:height="0.4cm" svg:x="25.4cm" svg:y="6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119cm" svg:y1="6.81cm" svg:x2="25.4cm" svg:y2="6.8cm" draw:start-shape="id167" draw:start-glue-point="1" draw:end-shape="id210" draw:end-glue-point="5" svg:d="M24119 6810h641v-10h640" svg:viewBox="0 0 1282 11">
          <text:p/>
        </draw:connector>
        <draw:connector draw:style-name="gr9" draw:text-style-name="P5" draw:layer="layout" draw:line-skew="-1.1cm" svg:x1="15.2cm" svg:y1="16.8cm" svg:x2="22.4cm" svg:y2="17.395cm" draw:start-shape="id173" draw:start-glue-point="1" draw:end-shape="id211" draw:end-glue-point="3" svg:d="M15200 16800h2500v595h4700" svg:viewBox="0 0 7201 596">
          <text:p/>
        </draw:connector>
        <draw:custom-shape draw:style-name="gr107" draw:text-style-name="P27" xml:id="id172" draw:id="id172" draw:layer="layout" svg:width="1.599cm" svg:height="0.8cm" svg:x="25cm" svg:y="16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5.201cm" svg:y="16.8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5.4cm" svg:y="16.4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5.201cm" svg:y="16.4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6cm" svg:y1="16.8cm" svg:x2="25cm" svg:y2="16.8cm" draw:start-shape="id212" draw:start-glue-point="6" draw:end-shape="id172" draw:end-glue-point="3" svg:d="M24600 16800h400" svg:viewBox="0 0 401 1">
          <text:p/>
        </draw:connector>
        <draw:custom-shape draw:style-name="gr91" draw:text-style-name="P29" draw:layer="layout" svg:width="1.4cm" svg:height="0.4cm" svg:x="19.001cm" svg:y="16.8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draw:layer="layout" svg:width="1.4cm" svg:height="0.4cm" svg:x="27.401cm" svg:y="16.601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171" draw:id="id171" draw:layer="layout" svg:width="1.4cm" svg:height="0.4cm" svg:x="27.402cm" svg:y="16.602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draw:layer="layout" svg:width="1.4cm" svg:height="0.4cm" svg:x="7.8cm" svg:y="10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14" draw:id="id214" draw:layer="layout" svg:width="1.4cm" svg:height="0.4cm" svg:x="7.801cm" svg:y="10.801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13" draw:start-glue-point="1" draw:end-shape="id214" draw:end-glue-point="5" svg:d="M6400 11000h701v1h700" svg:viewBox="0 0 1402 2">
          <text:p/>
        </draw:connector>
        <draw:custom-shape draw:style-name="gr108" draw:text-style-name="P14" xml:id="id216" draw:id="id216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205" draw:id="id205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4" xml:id="id218" draw:id="id218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" xml:id="id215" draw:id="id215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15" draw:start-glue-point="1" draw:end-shape="id216" draw:end-glue-point="3" svg:d="M10000 16600h600v200h600" svg:viewBox="0 0 1201 201">
          <text:p/>
        </draw:connector>
        <draw:custom-shape draw:style-name="gr112" draw:text-style-name="P17" xml:id="id217" draw:id="id217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17" draw:start-glue-point="1" draw:end-shape="id218" draw:end-glue-point="3" svg:d="M10000 17200h1200" svg:viewBox="0 0 1201 1">
          <text:p/>
        </draw:connector>
        <draw:custom-shape draw:style-name="gr110" draw:text-style-name="P14" xml:id="id235" draw:id="id235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0cm 1.501cm" svg:x1="8.919cm" svg:y1="18.201cm" svg:x2="19.2cm" svg:y2="18.4cm" draw:start-shape="id219" draw:start-glue-point="3" draw:end-shape="id220" draw:end-glue-point="1" svg:d="M8919 18201h-501v799h11283v-600h-501" svg:viewBox="0 0 11284 800">
          <text:p/>
        </draw:connector>
        <draw:custom-shape draw:style-name="gr113" draw:text-style-name="P4" xml:id="id221" draw:id="id221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4" draw:text-style-name="P17" draw:layer="layout" svg:width="3.8cm" svg:height="1.8cm" svg:x="11.2cm" svg:y="1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9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9" draw:layer="layout" svg:width="1.156cm" svg:height="0.4cm" svg:x="13.844cm" svg:y="20.6cm">
          <text:p text:style-name="P18"><text:span text:style-name="T1">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4" xml:id="id227" draw:id="id227" draw:layer="layout" svg:width="1.156cm" svg:height="0.4cm" svg:x="11.2cm" svg:y="20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4" xml:id="id225" draw:id="id225" draw:layer="layout" svg:width="1.6cm" svg:height="0.4cm" svg:x="11.2cm" svg:y="21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20.2cm" draw:start-shape="id221" draw:start-glue-point="1" draw:end-shape="id222" draw:end-glue-point="3" svg:d="M6400 14400h600v5800h4200" svg:viewBox="0 0 4801 5801">
          <text:p/>
        </draw:connector>
        <draw:custom-shape draw:style-name="gr109" draw:text-style-name="P19" xml:id="id222" draw:id="id222" draw:layer="layout" svg:width="0.4cm" svg:height="0.4cm" svg:x="11.2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9" draw:layer="layout" svg:width="1.4cm" svg:height="0.4cm" svg:x="25.599cm" svg:y="11.2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23" draw:id="id223" draw:layer="layout" svg:width="1.4cm" svg:height="0.4cm" svg:x="25.6cm" svg:y="11.201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8cm" svg:y1="11.401cm" svg:x2="25.6cm" svg:y2="11.401cm" draw:start-shape="id164" draw:start-glue-point="1" draw:end-shape="id223" draw:end-glue-point="5" svg:d="M24800 11401h800" svg:viewBox="0 0 801 1">
          <text:p/>
        </draw:connector>
        <draw:custom-shape draw:style-name="gr91" draw:text-style-name="P29" draw:layer="layout" svg:width="1.4cm" svg:height="0.4cm" svg:x="8.601cm" svg:y="21.1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24" draw:id="id224" draw:layer="layout" svg:width="1.4cm" svg:height="0.4cm" svg:x="8.602cm" svg:y="21.2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1.4cm" svg:x2="11.2cm" svg:y2="21.2cm" draw:start-shape="id224" draw:start-glue-point="7" draw:end-shape="id225" draw:end-glue-point="3" svg:d="M10002 21400h600v-200h598" svg:viewBox="0 0 1199 201">
          <text:p/>
        </draw:connector>
        <draw:custom-shape draw:style-name="gr115" draw:text-style-name="P17" xml:id="id226" draw:id="id226" draw:layer="layout" svg:width="1.4cm" svg:height="0.4cm" svg:x="8.6cm" svg:y="20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20.8cm" svg:x2="11.2cm" svg:y2="20.8cm" draw:start-shape="id226" draw:start-glue-point="1" draw:end-shape="id227" draw:end-glue-point="3" svg:d="M10000 20800h1200" svg:viewBox="0 0 1201 1">
          <text:p/>
        </draw:connector>
        <draw:custom-shape draw:style-name="gr116" draw:text-style-name="P27" xml:id="id230" draw:id="id230" draw:layer="layout" svg:width="1.8cm" svg:height="0.8cm" svg:x="19.8cm" svg:y="23.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0.001cm" svg:y="24.2cm">
          <text:p text:style-name="P3"><text:span text:style-name="T1">SB tru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0.2cm" svg:y="23.8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" draw:layer="layout" svg:width="1.398cm" svg:height="0.4cm" svg:x="20.001cm" svg:y="23.8cm">
          <text:p text:style-name="P3"><text:span text:style-name="T1">DrpDeleted</text:span></text:p>
          <draw:enhanced-geometry svg:viewBox="0 0 21600 21600" draw:type="rectangle" draw:enhanced-path="M 0 0 L 21600 0 21600 21600 0 21600 0 0 Z N"/>
        </draw:custom-shape>
        <draw:custom-shape draw:style-name="gr116" draw:text-style-name="P27" xml:id="id229" draw:id="id229" draw:layer="layout" svg:width="1.8cm" svg:height="0.8cm" svg:x="19.8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4" draw:layer="layout" svg:width="1.199cm" svg:height="0.4cm" svg:x="20.001cm" svg:y="26.8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0.2cm" svg:y="26.4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4" draw:layer="layout" svg:width="1.398cm" svg:height="0.4cm" svg:x="20.001cm" svg:y="26.4cm">
          <text:p text:style-name="P3"><text:span text:style-name="T1">DrpCrea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29" draw:layer="layout" svg:width="1.899cm" svg:height="0.4cm" svg:x="16.8cm" svg:y="24cm">
          <text:p text:style-name="P28"><text:span text:style-name="T4">DrpDele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19" draw:text-style-name="P29" xml:id="id232" draw:id="id232" draw:layer="layout" svg:width="2.199cm" svg:height="0.4cm" svg:x="14.001cm" svg:y="27cm">
          <text:p text:style-name="P28"><text:span text:style-name="T4">DrpCreated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6" draw:text-style-name="P1" xml:id="id228" draw:id="id228" draw:layer="layout" svg:width="1.2cm" svg:height="1.281cm" draw:transform="rotate (1.5707963267949) translate (17.8cm 27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7.8cm" svg:y="26.2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1" draw:id="id231" draw:layer="layout" svg:width="0.8cm" svg:height="0.4cm" svg:x="17.8cm" svg:y="26.6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3" draw:id="id233" draw:layer="layout" svg:width="0.8cm" svg:height="0.4cm" svg:x="17.8cm" svg:y="27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9.081cm" svg:y1="26.801cm" svg:x2="19.8cm" svg:y2="26.8cm" draw:start-shape="id228" draw:start-glue-point="6" draw:end-shape="id229" draw:end-glue-point="3" svg:d="M19081 26801h360v-1h359" svg:viewBox="0 0 720 2">
          <text:p/>
        </draw:connector>
        <draw:custom-shape draw:style-name="gr120" draw:text-style-name="P1" draw:layer="layout" svg:width="0.8cm" svg:height="1.281cm" draw:transform="rotate (1.5707963267949) translate (14.119cm 30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.119cm" svg:y="29.4cm">
          <text:p text:style-name="P3"><text:span text:style-name="T1">: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8cm" svg:height="0.4cm" svg:x="14.119cm" svg:y="29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6cm" svg:y1="24.2cm" svg:x2="17.8cm" svg:y2="26.8cm" draw:start-shape="id230" draw:start-glue-point="1" draw:end-shape="id231" draw:end-glue-point="3" svg:d="M21600 24200h501v1400h-4802v1200h501" svg:viewBox="0 0 4803 2601">
          <text:p/>
        </draw:connector>
        <draw:connector draw:style-name="gr9" draw:text-style-name="P5" draw:layer="layout" svg:x1="16.2cm" svg:y1="27.2cm" svg:x2="17.8cm" svg:y2="27.2cm" draw:start-shape="id232" draw:start-glue-point="7" draw:end-shape="id233" draw:end-glue-point="3" svg:d="M16200 27200h1600" svg:viewBox="0 0 1601 1">
          <text:p/>
        </draw:connector>
        <draw:custom-shape draw:style-name="gr90" draw:text-style-name="P19" draw:layer="layout" svg:width="2cm" svg:height="0.4cm" svg:x="13.2cm" svg:y="17cm">
          <text:p text:style-name="P18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165" draw:id="id165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22.4cm" svg:y="6.81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ustom-shape draw:style-name="gr121" draw:text-style-name="P1" xml:id="id234" draw:id="id234" draw:layer="layout" svg:width="0.801cm" svg:height="1.281cm" draw:transform="rotate (1.5707963267949) translate (8.919cm 18.4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8.919cm" svg:y="17.6cm">
          <text:p text:style-name="P3"><text:span text:style-name="T1">: Ne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19" draw:id="id219" draw:layer="layout" svg:width="0.8cm" svg:height="0.4cm" svg:x="8.919cm" svg:y="18.0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0.2cm" svg:y1="18.002cm" svg:x2="11.2cm" svg:y2="17.6cm" draw:start-shape="id234" draw:start-glue-point="6" draw:end-shape="id235" draw:end-glue-point="3" svg:d="M10200 18002h500v-402h500" svg:viewBox="0 0 1001 403">
          <text:p/>
        </draw:connector>
        <draw:custom-shape draw:style-name="gr122" draw:text-style-name="P27" xml:id="id220" draw:id="id220" draw:layer="layout" svg:width="2.2cm" svg:height="0.8cm" svg:x="17cm" svg:y="18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7.201cm" svg:y="18.4cm">
          <text:p text:style-name="P3"><text:span text:style-name="T1">SB fals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7.4cm" svg:y="18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1.799cm" svg:height="0.4cm" svg:x="17.201cm" svg:y="18cm">
          <text:p text:style-name="P3"><text:span text:style-name="T1">DrpRemov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16.8cm" svg:x2="17cm" svg:y2="18.4cm" draw:start-shape="id173" draw:start-glue-point="1" draw:end-shape="id220" draw:end-glue-point="3" svg:d="M15200 16800h900v1600h900" svg:viewBox="0 0 1801 1601">
          <text:p/>
        </draw:connector>
      </draw:page>
      <draw:page draw:name="page7" draw:style-name="dp1" draw:master-page-name="Default">
        <draw:custom-shape draw:style-name="gr98" draw:text-style-name="P12" draw:layer="layout" svg:width="8.399cm" svg:height="0.444cm" svg:x="1.001cm" svg:y="1.023cm">
          <text:p text:style-name="P11"><text:span text:style-name="T3">AVR, ver 2 1 </text:span><text:span text:style-name="T3">Controller – DRP </text:span><text:span text:style-name="T3">is DES based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2cm" svg:height="0.847cm" svg:x="8cm" svg:y="5.55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6" draw:layer="layout" svg:width="1.6cm" svg:height="0.447cm" svg:x="8.2cm" svg:y="5.553cm">
          <text:p text:style-name="P25"><text:span text:style-name="T1">: </text:span><text:span text:style-name="T1">DPu</text:span><text:span text:style-name="T1">lse</text:span></text:p>
          <draw:enhanced-geometry svg:viewBox="0 0 21600 21600" draw:type="rectangle" draw:enhanced-path="M 0 0 L 21600 0 21600 21600 0 21600 0 0 Z N"/>
        </draw:custom-shape>
        <draw:custom-shape draw:style-name="gr126" draw:text-style-name="P26" xml:id="id262" draw:id="id262" draw:layer="layout" svg:width="1cm" svg:height="0.4cm" svg:x="8cm" svg:y="6cm">
          <text:p text:style-name="P25"><text:span text:style-name="T1">InpD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96" draw:id="id296" draw:layer="layout" svg:width="1cm" svg:height="0.4cm" svg:x="9.2cm" svg:y="6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" xml:id="id236" draw:id="id236" draw:layer="layout" svg:width="1.6cm" svg:height="1.281cm" draw:transform="rotate (1.5707963267949) translate (20.6cm 12.60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20.6cm" svg:y="11.001cm">
          <text:p text:style-name="P3"><text:span text:style-name="T1">:An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3" draw:id="id243" draw:layer="layout" svg:width="0.8cm" svg:height="0.4cm" svg:x="20.6cm" svg:y="11.4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7" draw:id="id247" draw:layer="layout" svg:width="0.8cm" svg:height="0.4cm" svg:x="20.6cm" svg:y="11.8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1.881cm" svg:y1="11.802cm" svg:x2="22.2cm" svg:y2="11.801cm" draw:start-shape="id236" draw:start-glue-point="6" draw:end-shape="id237" draw:end-glue-point="3" svg:d="M21881 11802h160v-1h159" svg:viewBox="0 0 320 2">
          <text:p/>
        </draw:connector>
        <draw:custom-shape draw:style-name="gr17" draw:text-style-name="P1" xml:id="id242" draw:id="id242" draw:layer="layout" svg:width="1.201cm" svg:height="1.281cm" draw:transform="rotate (1.5707963267949) translate (18.6cm 11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8.6cm" svg:y="10.399cm">
          <text:p text:style-name="P3"><text:span text:style-name="T1">:NEQ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39" draw:id="id239" draw:layer="layout" svg:width="0.8cm" svg:height="0.4cm" svg:x="18.6cm" svg:y="10.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41" draw:id="id241" draw:layer="layout" svg:width="0.8cm" svg:height="0.4cm" svg:x="18.6cm" svg:y="11.2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5.2cm" svg:height="8.2cm" svg:x="1.2cm" svg:y="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6" draw:layer="layout" svg:width="4cm" svg:height="0.447cm" svg:x="2cm" svg:y="9cm">
          <text:p text:style-name="P25"><text:span text:style-name="T1">CtrlCp : </text:span><text:span text:style-name="T1">VrControlle</text:span><text:span text:style-name="T1">rCp</text:span></text:p>
          <draw:enhanced-geometry svg:viewBox="0 0 21600 21600" draw:type="rectangle" draw:enhanced-path="M 0 0 L 21600 0 21600 21600 0 21600 0 0 Z N"/>
        </draw:custom-shape>
        <draw:custom-shape draw:style-name="gr78" draw:text-style-name="P14" draw:layer="layout" svg:width="3cm" svg:height="1.6cm" svg:x="3.4cm" svg:y="10.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9" draw:text-style-name="P14" draw:layer="layout" svg:width="5cm" svg:height="6.4cm" svg:x="1.4cm" svg:y="9.6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6" draw:layer="layout" svg:width="3cm" svg:height="0.447cm" svg:x="3.4cm" svg:y="9.6cm">
          <text:p text:style-name="P25"><text:span text:style-name="T1">NavCtrl : </text:span><text:span text:style-name="T1">Socket</text:span></text:p>
          <draw:enhanced-geometry svg:viewBox="0 0 21600 21600" draw:type="rectangle" draw:enhanced-path="M 0 0 L 21600 0 21600 21600 0 21600 0 0 Z N"/>
        </draw:custom-shape>
        <draw:custom-shape draw:style-name="gr129" draw:text-style-name="P26" draw:layer="layout" svg:width="4cm" svg:height="0.447cm" svg:x="2.4cm" svg:y="10.2cm">
          <text:p text:style-name="P25"><text:span text:style-name="T1">DrpCp : </text:span><text:span text:style-name="T1">NDrpCp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278" draw:id="id278" draw:layer="layout" svg:width="2.4cm" svg:height="0.4cm" svg:x="4cm" svg:y="10.8cm">
          <text:p text:style-name="P3"><text:span text:style-name="T1">InpModelUri </text:span><text:span text:style-name="T1">&lt;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1.4cm" svg:x2="18.6cm" svg:y2="11cm" draw:start-shape="id238" draw:start-glue-point="1" draw:end-shape="id239" draw:end-glue-point="3" svg:d="M6400 11400h6100v-400h6100" svg:viewBox="0 0 12201 401">
          <text:p/>
        </draw:connector>
        <draw:custom-shape draw:style-name="gr4" draw:text-style-name="P2" xml:id="id240" draw:id="id240" draw:layer="layout" svg:width="2cm" svg:height="0.8cm" svg:x="22.919cm" svg:y="7.40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23.119cm" svg:y="7.409cm">
          <text:p text:style-name="P3"><text:span text:style-name="T1">Cursor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3.319cm" svg:y="7.809cm">
          <text:p/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4.919cm" svg:y1="7.809cm" svg:x2="18.6cm" svg:y2="11.4cm" draw:start-shape="id240" draw:start-glue-point="1" draw:end-shape="id241" draw:end-glue-point="3" svg:d="M24919 7809h501v1896h-7321v1695h501" svg:viewBox="0 0 7322 3592">
          <text:p/>
        </draw:connector>
        <draw:connector draw:style-name="gr9" draw:text-style-name="P5" draw:layer="layout" svg:x1="19.881cm" svg:y1="11.001cm" svg:x2="20.6cm" svg:y2="11.601cm" draw:start-shape="id242" draw:start-glue-point="6" draw:end-shape="id243" draw:end-glue-point="3" svg:d="M19881 11001h360v600h359" svg:viewBox="0 0 720 601">
          <text:p/>
        </draw:connector>
        <draw:custom-shape draw:style-name="gr85" draw:text-style-name="P4" draw:layer="layout" svg:width="2.732cm" svg:height="0.4cm" svg:x="3.668cm" svg:y="12.8cm">
          <text:p text:style-name="P3"><text:span text:style-name="T1">VrvCo</text:span><text:span text:style-name="T1">mpsCo</text:span><text:span text:style-name="T1">unt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6.202cm" svg:y1="15.401cm" svg:x2="25.201cm" svg:y2="15.4cm" draw:start-shape="id244" draw:start-glue-point="5" draw:end-shape="id245" draw:end-glue-point="6" svg:d="M26202 15401h-500v-1h-501" svg:viewBox="0 0 1002 2">
          <text:p/>
        </draw:connector>
        <draw:connector draw:style-name="gr9" draw:text-style-name="P5" draw:layer="layout" draw:line-skew="-1.4cm" svg:x1="15.2cm" svg:y1="16.8cm" svg:x2="20.6cm" svg:y2="12.001cm" draw:start-shape="id246" draw:start-glue-point="1" draw:end-shape="id247" draw:end-glue-point="3" svg:d="M15200 16800h1300v-4799h4100" svg:viewBox="0 0 5401 4800">
          <text:p/>
        </draw:connector>
        <draw:custom-shape draw:style-name="gr12" draw:text-style-name="P4" xml:id="id249" draw:id="id249" draw:layer="layout" svg:width="0.8cm" svg:height="0.4cm" svg:x="20.6cm" svg:y="12.201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30" draw:text-style-name="P1" xml:id="id248" draw:id="id248" draw:layer="layout" svg:width="0.801cm" svg:height="1.481cm" draw:transform="rotate (1.5707963267949) translate (18.6cm 13.2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1" draw:text-style-name="P4" draw:layer="layout" svg:width="1.281cm" svg:height="0.4cm" svg:x="18.6cm" svg:y="12.399cm">
          <text:p text:style-name="P3"><text:span text:style-name="T1">: </text:span><text:span text:style-name="T1">Isval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0" draw:id="id250" draw:layer="layout" svg:width="0.8cm" svg:height="0.4cm" svg:x="18.6cm" svg:y="12.8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059cm" svg:x1="20.081cm" svg:y1="12.801cm" svg:x2="20.6cm" svg:y2="12.401cm" draw:start-shape="id248" draw:start-glue-point="6" draw:end-shape="id249" draw:end-glue-point="3" svg:d="M20081 12801h319v-400h200" svg:viewBox="0 0 520 401">
          <text:p/>
        </draw:connector>
        <draw:connector draw:style-name="gr9" draw:text-style-name="P5" draw:layer="layout" svg:x1="6.4cm" svg:y1="11.4cm" svg:x2="18.6cm" svg:y2="13cm" draw:start-shape="id238" draw:start-glue-point="1" draw:end-shape="id250" draw:end-glue-point="3" svg:d="M6400 11400h6100v1600h6100" svg:viewBox="0 0 12201 1601">
          <text:p/>
        </draw:connector>
        <draw:custom-shape draw:style-name="gr86" draw:text-style-name="P10" xml:id="id251" draw:id="id251" draw:layer="layout" svg:width="1.6cm" svg:height="2.081cm" draw:transform="rotate (1.5707963267949) translate (19.919cm 8.60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9.984cm" svg:y="7.004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3" draw:id="id253" draw:layer="layout" svg:width="0.954cm" svg:height="0.4cm" svg:x="19.919cm" svg:y="8.199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5" draw:id="id255" draw:layer="layout" svg:width="0.954cm" svg:height="0.4cm" svg:x="19.919cm" svg:y="7.404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7" draw:id="id267" draw:layer="layout" svg:width="0.954cm" svg:height="0.4cm" svg:x="19.919cm" svg:y="7.80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cm" svg:y1="7.805cm" svg:x2="22.919cm" svg:y2="7.809cm" draw:start-shape="id251" draw:start-glue-point="6" draw:end-shape="id240" draw:end-glue-point="3" svg:d="M22000 7805h460v4h459" svg:viewBox="0 0 920 5">
          <text:p/>
        </draw:connector>
        <draw:custom-shape draw:style-name="gr85" draw:text-style-name="P19" xml:id="id252" draw:id="id252" draw:layer="layout" svg:width="2.732cm" svg:height="0.4cm" svg:x="3.668cm" svg:y="12.397cm">
          <text:p text:style-name="P18"><text:span text:style-name="T1">C</text:span><text:span text:style-name="T1">m</text:span><text:span text:style-name="T1">d</text:span><text:span text:style-name="T1">U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-0.06cm" svg:x1="6.4cm" svg:y1="12.597cm" svg:x2="19.919cm" svg:y2="8.399cm" draw:start-shape="id252" draw:start-glue-point="1" draw:end-shape="id253" draw:end-glue-point="3" svg:d="M6400 12597h6700v-4198h6819" svg:viewBox="0 0 13520 4199">
          <text:p/>
        </draw:connector>
        <draw:custom-shape draw:style-name="gr15" draw:text-style-name="P10" xml:id="id254" draw:id="id254" draw:layer="layout" svg:width="1.6cm" svg:height="2.2cm" draw:transform="rotate (1.5707963267949) translate (16.6cm 6.408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16.665cm" svg:y="4.808cm">
          <text:p text:style-name="P3"><text:span text:style-name="T1">:Switc</text:span><text:span text:style-name="T1">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57" draw:id="id257" draw:layer="layout" svg:width="0.954cm" svg:height="0.4cm" svg:x="16.6cm" svg:y="6.003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5" draw:id="id265" draw:layer="layout" svg:width="0.954cm" svg:height="0.4cm" svg:x="16.6cm" svg:y="5.208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60" draw:id="id260" draw:layer="layout" svg:width="0.954cm" svg:height="0.4cm" svg:x="16.6cm" svg:y="5.608cm">
          <text:p text:style-name="P3"><text:span text:style-name="T1">Inp</text:span>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8.8cm" svg:y1="5.608cm" svg:x2="19.919cm" svg:y2="7.604cm" draw:start-shape="id254" draw:start-glue-point="6" draw:end-shape="id255" draw:end-glue-point="3" svg:d="M18800 5608h560v1996h559" svg:viewBox="0 0 1120 1997">
          <text:p/>
        </draw:connector>
        <draw:custom-shape draw:style-name="gr130" draw:text-style-name="P1" xml:id="id256" draw:id="id256" draw:layer="layout" svg:width="0.801cm" svg:height="1.481cm" draw:transform="rotate (1.5707963267949) translate (14cm 7.6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4cm" svg:y="6.799cm">
          <text:p text:style-name="P3"><text:span text:style-name="T1">:IsV</text:span><text:span text:style-name="T1">ali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58" draw:id="id258" draw:layer="layout" svg:width="0.8cm" svg:height="0.4cm" svg:x="14cm" svg:y="7.2cm">
          <text:p text:style-name="P3"><text:span text:style-name="T1">Inp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81cm" svg:y1="7.201cm" svg:x2="16.6cm" svg:y2="6.203cm" draw:start-shape="id256" draw:start-glue-point="6" draw:end-shape="id257" draw:end-glue-point="3" svg:d="M15481 7201h560v-998h559" svg:viewBox="0 0 1120 999">
          <text:p/>
        </draw:connector>
        <draw:connector draw:style-name="gr9" draw:text-style-name="P5" draw:layer="layout" draw:line-skew="0cm 2.3cm" svg:x1="14cm" svg:y1="7.4cm" svg:x2="24.919cm" svg:y2="7.809cm" draw:start-shape="id258" draw:start-glue-point="3" draw:end-shape="id240" draw:end-glue-point="1" svg:d="M14000 7400h-501v1599h11921v-1190h-501" svg:viewBox="0 0 11922 1600">
          <text:p/>
        </draw:connector>
        <draw:custom-shape draw:style-name="gr132" draw:text-style-name="P10" xml:id="id259" draw:id="id259" draw:layer="layout" svg:width="1.2cm" svg:height="1.4cm" draw:transform="rotate (1.5707963267949) translate (14cm 6.399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33" draw:text-style-name="P4" draw:layer="layout" svg:width="0.935cm" svg:height="0.444cm" svg:x="14.065cm" svg:y="5.199cm">
          <text:p text:style-name="P3"><text:span text:style-name="T1">:</text:span><text:span text:style-name="T1">S</text:span><text:span text:style-name="T1">v</text:span><text:span text:style-name="T1">l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94" draw:id="id294" draw:layer="layout" svg:width="0.954cm" svg:height="0.4cm" svg:x="14cm" svg:y="5.599cm">
          <text:p text:style-name="P3"><text:span text:style-name="T1">Inp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xml:id="id263" draw:id="id263" draw:layer="layout" svg:width="0.954cm" svg:height="0.4cm" svg:x="14cm" svg:y="5.999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4cm" svg:y1="5.799cm" svg:x2="16.6cm" svg:y2="5.808cm" draw:start-shape="id259" draw:start-glue-point="6" draw:end-shape="id260" draw:end-glue-point="3" svg:d="M15400 5799h600v9h600" svg:viewBox="0 0 1201 10">
          <text:p/>
        </draw:connector>
        <draw:custom-shape draw:style-name="gr85" draw:text-style-name="P19" xml:id="id261" draw:id="id261" draw:layer="layout" svg:width="2.732cm" svg:height="0.4cm" svg:x="3.668cm" svg:y="12cm">
          <text:p text:style-name="P18"><text:span text:style-name="T1">No</text:span><text:span text:style-name="T1">de</text:span><text:span text:style-name="T1">Se</text:span><text:span text:style-name="T1">lec</text:span><text:span text:style-name="T1">t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.1cm" svg:x1="6.4cm" svg:y1="12.2cm" svg:x2="8cm" svg:y2="6.2cm" draw:start-shape="id261" draw:start-glue-point="1" draw:end-shape="id262" draw:end-glue-point="3" svg:d="M6400 12200h900v-6000h700" svg:viewBox="0 0 1601 6001">
          <text:p/>
        </draw:connector>
        <draw:connector draw:style-name="gr9" draw:text-style-name="P5" draw:layer="layout" draw:line-skew="0cm 2.095cm" svg:x1="14cm" svg:y1="6.199cm" svg:x2="24.919cm" svg:y2="7.809cm" draw:start-shape="id263" draw:start-glue-point="3" draw:end-shape="id240" draw:end-glue-point="1" svg:d="M14000 6199h-501v2800h11921v-1190h-501" svg:viewBox="0 0 11922 2801">
          <text:p/>
        </draw:connector>
        <draw:custom-shape draw:style-name="gr4" draw:text-style-name="P2" draw:layer="layout" svg:width="2cm" svg:height="0.8cm" svg:x="17cm" svg:y="7.39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17.2cm" svg:y="7.399cm">
          <text:p text:style-name="P3"><text:span text:style-name="T1">C</text:span><text:span text:style-name="T1">u</text:span><text:span text:style-name="T1">r</text:span><text:span text:style-name="T1">s</text:span><text:span text:style-name="T1">o</text:span><text:span text:style-name="T1">r</text:span><text:span text:style-name="T1">A</text:span><text:span text:style-name="T1">d</text:span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17.4cm" svg:y="7.79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xml:id="id266" draw:id="id266" draw:layer="layout" svg:width="1.4cm" svg:height="0.4cm" svg:x="17.6cm" svg:y="7.799cm">
          <text:p text:style-name="P3"><text:span text:style-name="T1">Owner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5.2cm" svg:y1="4.599cm" svg:x2="16.6cm" svg:y2="5.408cm" draw:start-shape="id264" draw:start-glue-point="1" draw:end-shape="id265" draw:end-glue-point="3" svg:d="M15200 4599h700v809h700" svg:viewBox="0 0 1401 810">
          <text:p/>
        </draw:connector>
        <draw:connector draw:style-name="gr9" draw:text-style-name="P5" draw:layer="layout" svg:x1="19cm" svg:y1="7.999cm" svg:x2="19.919cm" svg:y2="8.004cm" draw:start-shape="id266" draw:start-glue-point="1" draw:end-shape="id267" draw:end-glue-point="3" svg:d="M19000 7999h460v5h459" svg:viewBox="0 0 920 6">
          <text:p/>
        </draw:connector>
        <draw:custom-shape draw:style-name="gr87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draw:layer="layout" svg:width="2.8cm" svg:height="0.4cm" svg:x="12.4cm" svg:y="4.399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2.8cm" svg:height="0.4cm" svg:x="12.4cm" svg:y="4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4" xml:id="id264" draw:id="id264" draw:layer="layout" svg:width="2.8cm" svg:height="0.4cm" svg:x="12.4cm" svg:y="4.399cm">
          <text:p text:style-name="P3"><text:span text:style-name="T1">Const_SMdl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7" xml:id="id237" draw:id="id237" draw:layer="layout" svg:width="2cm" svg:height="0.8cm" svg:x="22.2cm" svg:y="11.40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2.6cm" svg:y="11.801cm">
          <text:p text:style-name="P3"><text:span text:style-name="T1">SB </text:span><text:span text:style-name="T1">fal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2.6cm" svg:y="11.40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2.6cm" svg:y="11.401cm">
          <text:p text:style-name="P3"><text:span text:style-name="T1">V</text:span><text:span text:style-name="T1">r</text:span><text:span text:style-name="T1">p</text:span><text:span text:style-name="T1">D</text:span><text:span text:style-name="T1">it</text:span><text:span text:style-name="T1">r</text:span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60" draw:text-style-name="P14" draw:layer="layout" svg:width="4.8cm" svg:height="0.4cm" svg:x="1.6cm" svg:y="13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4" draw:text-style-name="P4" xml:id="id268" draw:id="id268" draw:layer="layout" svg:width="4.6cm" svg:height="0.4cm" svg:x="1.8cm" svg:y="13.8cm">
          <text:p text:style-name="P3"><text:span text:style-name="T1">Mu</text:span><text:span text:style-name="T1">tA</text:span><text:span text:style-name="T1">dd</text:span><text:span text:style-name="T1">Wi</text:span><text:span text:style-name="T1">dg</text:span><text:span text:style-name="T1">et : </text:span><text:span text:style-name="T1">Dc</text:span><text:span text:style-name="T1">Ad</text:span><text:span text:style-name="T1">d</text:span><text:span text:style-name="T1">W</text:span><text:span text:style-name="T1">dg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05" draw:text-style-name="P17" draw:layer="layout" svg:width="4cm" svg:height="2.2cm" svg:x="11.2cm" svg:y="15.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" draw:layer="layout" svg:width="3.468cm" svg:height="0.4cm" svg:x="11.4cm" svg:y="15.6cm">
          <text:p text:style-name="P3"><text:span text:style-name="T1">CpAddDrp : </text:span><text:span text:style-name="T1">DcAddWdgSc</text:span></text:p>
          <draw:enhanced-geometry svg:viewBox="0 0 21600 21600" draw:type="rectangle" draw:enhanced-path="M 0 0 L 21600 0 21600 21600 0 21600 0 0 Z N"/>
        </draw:custom-shape>
        <draw:custom-shape draw:style-name="gr106" draw:text-style-name="P19" xml:id="id246" draw:id="id246" draw:layer="layout" svg:width="1.2cm" svg:height="0.4cm" svg:x="14cm" svg:y="16.6cm">
          <text:p text:style-name="P18"><text:span text:style-name="T1">Added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6.4cm" svg:y1="14cm" svg:x2="11.2cm" svg:y2="16.2cm" draw:start-shape="id268" draw:start-glue-point="1" draw:end-shape="id269" draw:end-glue-point="3" svg:d="M6400 14000h2400v2200h2400" svg:viewBox="0 0 4801 2201">
          <text:p/>
        </draw:connector>
        <draw:custom-shape draw:style-name="gr15" draw:text-style-name="P10" xml:id="id245" draw:id="id245" draw:layer="layout" svg:width="1.6cm" svg:height="2.2cm" draw:transform="rotate (1.5707963267949) translate (23.001cm 16.2cm)">
          <text:p/>
          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4" draw:layer="layout" svg:width="1.735cm" svg:height="0.444cm" svg:x="23.066cm" svg:y="14.6cm">
          <text:p text:style-name="P3"><text:span text:style-name="T1">:SwitchBoo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6" draw:id="id276" draw:layer="layout" svg:width="0.954cm" svg:height="0.4cm" svg:x="23.001cm" svg:y="15.795cm">
          <text:p text:style-name="P3"><text:span text:style-name="T1">Sel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1" draw:id="id271" draw:layer="layout" svg:width="0.954cm" svg:height="0.4cm" svg:x="23.001cm" svg:y="15cm">
          <text:p text:style-name="P3"><text:span text:style-name="T1">Inp1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73" draw:id="id273" draw:layer="layout" svg:width="0.954cm" svg:height="0.4cm" svg:x="23.001cm" svg:y="15.4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xml:id="id270" draw:id="id270" draw:layer="layout" svg:width="1.6cm" svg:height="0.4cm" svg:x="20.401cm" svg:y="14.6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2.001cm" svg:y1="14.8cm" svg:x2="23.001cm" svg:y2="15.2cm" draw:start-shape="id270" draw:start-glue-point="1" draw:end-shape="id271" draw:end-glue-point="3" svg:d="M22001 14800h500v400h500" svg:viewBox="0 0 1001 401">
          <text:p/>
        </draw:connector>
        <draw:connector draw:style-name="gr9" draw:text-style-name="P5" draw:layer="layout" svg:x1="22.001cm" svg:y1="15.6cm" svg:x2="23.001cm" svg:y2="15.6cm" draw:start-shape="id272" draw:start-glue-point="7" draw:end-shape="id273" draw:end-glue-point="3" svg:d="M22001 15600h1000" svg:viewBox="0 0 1001 1">
          <text:p/>
        </draw:connector>
        <draw:custom-shape draw:style-name="gr91" draw:text-style-name="P29" xml:id="id274" draw:id="id274" draw:layer="layout" svg:width="1.4cm" svg:height="0.4cm" svg:x="26.2cm" svg:y="7.5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919cm" svg:y1="7.809cm" svg:x2="26.2cm" svg:y2="7.799cm" draw:start-shape="id240" draw:start-glue-point="1" draw:end-shape="id274" draw:end-glue-point="5" svg:d="M24919 7809h641v-10h640" svg:viewBox="0 0 1282 11">
          <text:p/>
        </draw:connector>
        <draw:connector draw:style-name="gr9" draw:text-style-name="P5" draw:layer="layout" svg:x1="21.801cm" svg:y1="16.8cm" svg:x2="23.001cm" svg:y2="15.995cm" draw:start-shape="id275" draw:start-glue-point="1" draw:end-shape="id276" draw:end-glue-point="3" svg:d="M21801 16800h600v-805h600" svg:viewBox="0 0 1201 806">
          <text:p/>
        </draw:connector>
        <draw:custom-shape draw:style-name="gr107" draw:text-style-name="P27" xml:id="id277" draw:id="id277" draw:layer="layout" svg:width="1.599cm" svg:height="0.8cm" svg:x="26.201cm" svg:y="1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6.402cm" svg:y="16.4cm">
          <text:p text:style-name="P3"><text:span text:style-name="T1">URI _INV</text:span></text:p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6.601cm" svg:y="16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4" draw:layer="layout" svg:width="1.199cm" svg:height="0.4cm" svg:x="26.402cm" svg:y="16cm">
          <text:p text:style-name="P3"><text:span text:style-name="T1">ModelUri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25.201cm" svg:y1="15.4cm" svg:x2="26.201cm" svg:y2="16.4cm" draw:start-shape="id245" draw:start-glue-point="6" draw:end-shape="id277" draw:end-glue-point="3" svg:d="M25201 15400h500v1000h500" svg:viewBox="0 0 1001 1001">
          <text:p/>
        </draw:connector>
        <draw:custom-shape draw:style-name="gr91" draw:text-style-name="P29" xml:id="id272" draw:id="id272" draw:layer="layout" svg:width="1.4cm" svg:height="0.4cm" svg:x="20.601cm" svg:y="15.4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draw:layer="layout" svg:width="1.4cm" svg:height="0.4cm" svg:x="26.201cm" svg:y="15.2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44" draw:id="id244" draw:layer="layout" svg:width="1.4cm" svg:height="0.4cm" svg:x="26.202cm" svg:y="15.201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draw:layer="layout" svg:width="1.4cm" svg:height="0.4cm" svg:x="7.8cm" svg:y="10.8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79" draw:id="id279" draw:layer="layout" svg:width="1.4cm" svg:height="0.4cm" svg:x="7.801cm" svg:y="10.801cm">
          <text:p text:style-name="P28"><text:span text:style-name="T4">ModelUri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6.4cm" svg:y1="11cm" svg:x2="7.801cm" svg:y2="11.001cm" draw:start-shape="id278" draw:start-glue-point="1" draw:end-shape="id279" draw:end-glue-point="5" svg:d="M6400 11000h701v1h700" svg:viewBox="0 0 1402 2">
          <text:p/>
        </draw:connector>
        <draw:custom-shape draw:style-name="gr108" draw:text-style-name="P14" xml:id="id281" draw:id="id281" draw:layer="layout" svg:width="1.156cm" svg:height="0.4cm" svg:x="11.2cm" svg:y="16.6cm">
          <text:p text:style-name="P13"><text:span text:style-name="T1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xml:id="id269" draw:id="id269" draw:layer="layout" svg:width="0.4cm" svg:height="0.4cm" svg:x="11.2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4" xml:id="id283" draw:id="id283" draw:layer="layout" svg:width="1.6cm" svg:height="0.4cm" svg:x="11.2cm" svg:y="17cm">
          <text:p text:style-name="P13"><text:span text:style-name="T1">Par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1.2cm" svg:height="0.4cm" svg:x="8.8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" draw:layer="layout" svg:width="1.2cm" svg:height="0.4cm" svg:x="8.8cm" svg:y="16.4cm">
          <text:p text:style-name="P3"><text:span text:style-name="T1">SI 1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.6cm" svg:height="0.4cm" svg:x="8.4cm" svg:y="1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4" xml:id="id280" draw:id="id280" draw:layer="layout" svg:width="1.4cm" svg:height="0.4cm" svg:x="8.6cm" svg:y="16.4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6.6cm" svg:x2="11.2cm" svg:y2="16.8cm" draw:start-shape="id280" draw:start-glue-point="1" draw:end-shape="id281" draw:end-glue-point="3" svg:d="M10000 16600h600v200h600" svg:viewBox="0 0 1201 201">
          <text:p/>
        </draw:connector>
        <draw:custom-shape draw:style-name="gr112" draw:text-style-name="P17" xml:id="id282" draw:id="id282" draw:layer="layout" svg:width="2cm" svg:height="0.4cm" svg:x="8cm" svg:y="17cm">
          <text:p text:style-name="P3"><text:span text:style-name="T1">SS Node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7.2cm" svg:x2="11.2cm" svg:y2="17.2cm" draw:start-shape="id282" draw:start-glue-point="1" draw:end-shape="id283" draw:end-glue-point="3" svg:d="M10000 17200h1200" svg:viewBox="0 0 1201 1">
          <text:p/>
        </draw:connector>
        <draw:custom-shape draw:style-name="gr110" draw:text-style-name="P14" xml:id="id292" draw:id="id292" draw:layer="layout" svg:width="1.6cm" svg:height="0.4cm" svg:x="11.2cm" svg:y="17.4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" xml:id="id284" draw:id="id284" draw:layer="layout" svg:width="4.6cm" svg:height="0.4cm" svg:x="1.8cm" svg:y="14.2cm">
          <text:p text:style-name="P3"><text:span text:style-name="T1">MutRmWidget : DcRmWdgS</text:span></text:p>
          <draw:enhanced-geometry svg:viewBox="0 0 21600 21600" draw:type="rectangle" draw:enhanced-path="M 0 0 L 21600 0 21600 21600 0 21600 0 0 Z N"/>
        </draw:custom-shape>
        <draw:custom-shape draw:style-name="gr114" draw:text-style-name="P17" draw:layer="layout" svg:width="3.8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RmDrp : DcRmWdg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9" draw:layer="layout" svg:width="1.156cm" svg:height="0.4cm" svg:x="13.844cm" svg:y="19.6cm">
          <text:p text:style-name="P18"><text:span text:style-name="T1">Do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4" xml:id="id290" draw:id="id290" draw:layer="layout" svg:width="1.156cm" svg:height="0.4cm" svg:x="11.2cm" svg:y="19.6cm">
          <text:p text:style-name="P13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4" xml:id="id288" draw:id="id288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draw:line-skew="-1.8cm" svg:x1="6.4cm" svg:y1="14.4cm" svg:x2="11.2cm" svg:y2="19.2cm" draw:start-shape="id284" draw:start-glue-point="1" draw:end-shape="id285" draw:end-glue-point="3" svg:d="M6400 14400h600v4800h4200" svg:viewBox="0 0 4801 4801">
          <text:p/>
        </draw:connector>
        <draw:custom-shape draw:style-name="gr109" draw:text-style-name="P19" xml:id="id285" draw:id="id285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9" draw:layer="layout" svg:width="1.4cm" svg:height="0.4cm" svg:x="24.999cm" svg:y="11.6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86" draw:id="id286" draw:layer="layout" svg:width="1.4cm" svg:height="0.4cm" svg:x="25cm" svg:y="11.601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24.2cm" svg:y1="11.801cm" svg:x2="25cm" svg:y2="11.801cm" draw:start-shape="id237" draw:start-glue-point="1" draw:end-shape="id286" draw:end-glue-point="5" svg:d="M24200 11801h800" svg:viewBox="0 0 801 1">
          <text:p/>
        </draw:connector>
        <draw:custom-shape draw:style-name="gr91" draw:text-style-name="P29" draw:layer="layout" svg:width="1.4cm" svg:height="0.4cm" svg:x="8.601cm" svg:y="20.199cm">
          <text:p text:style-name="P28"><text:span text:style-name="T4">Cursor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1" draw:text-style-name="P29" xml:id="id287" draw:id="id287" draw:layer="layout" svg:width="1.4cm" svg:height="0.4cm" svg:x="8.602cm" svg:y="20.2cm">
          <text:p text:style-name="P28"><text:span text:style-name="T4">DrpDirty</text:span></text:p>
          <draw:enhanced-geometry svg:viewBox="0 0 21600 21600" draw:glue-points="10800 0 0 10800 10800 21600 21600 10800" draw:path-stretchpoint-x="10800" draw:path-stretchpoint-y="10800" draw:text-areas="?f5 ?f6 ?f7 ?f8" draw:mirror-horizontal="false" draw:mirror-vertical="false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9" draw:text-style-name="P5" draw:layer="layout" svg:x1="10.002cm" svg:y1="20.4cm" svg:x2="11.2cm" svg:y2="20.2cm" draw:start-shape="id287" draw:start-glue-point="7" draw:end-shape="id288" draw:end-glue-point="3" svg:d="M10002 20400h600v-200h598" svg:viewBox="0 0 1199 201">
          <text:p/>
        </draw:connector>
        <draw:custom-shape draw:style-name="gr115" draw:text-style-name="P17" xml:id="id289" draw:id="id289" draw:layer="layout" svg:width="1.4cm" svg:height="0.4cm" svg:x="8.6cm" svg:y="19.6cm">
          <text:p text:style-name="P3"><text:span text:style-name="T1">SS Dr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cm" svg:y1="19.8cm" svg:x2="11.2cm" svg:y2="19.8cm" draw:start-shape="id289" draw:start-glue-point="1" draw:end-shape="id290" draw:end-glue-point="3" svg:d="M10000 19800h1200" svg:viewBox="0 0 1201 1">
          <text:p/>
        </draw:connector>
        <draw:custom-shape draw:style-name="gr90" draw:text-style-name="P19" draw:layer="layout" svg:width="2cm" svg:height="0.4cm" svg:x="13.2cm" svg:y="17cm">
          <text:p text:style-name="P18"><text:span text:style-name="T1">AddedName</text:span></text:p>
          <draw:enhanced-geometry svg:viewBox="0 0 21600 21600" draw:type="rectangle" draw:enhanced-path="M 0 0 L 21600 0 21600 21600 0 21600 0 0 Z N"/>
        </draw:custom-shape>
        <draw:custom-shape draw:style-name="gr49" draw:text-style-name="P4" xml:id="id238" draw:id="id238" draw:layer="layout" svg:width="2.4cm" svg:height="0.4cm" svg:x="4cm" svg:y="11.2cm">
          <text:p text:style-name="P3"><text:span text:style-name="T1">OupModelUri &gt;</text:span></text:p>
          <draw:enhanced-geometry svg:viewBox="0 0 21600 21600" draw:type="rectangle" draw:enhanced-path="M 0 0 L 21600 0 21600 21600 0 21600 0 0 Z N"/>
        </draw:custom-shape>
        <draw:custom-shape draw:style-name="gr83" draw:text-style-name="P4" draw:layer="layout" svg:width="1.399cm" svg:height="0.4cm" svg:x="23.2cm" svg:y="7.809cm">
          <text:p text:style-name="P3"><text:span text:style-name="T1">SS nil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line-skew="0cm 2.5cm" svg:x1="19.6cm" svg:y1="19.4cm" svg:x2="11.2cm" svg:y2="17.6cm" draw:start-shape="id291" draw:start-glue-point="1" draw:end-shape="id292" draw:end-glue-point="3" svg:d="M19600 19400h501v1600h-9402v-3400h501" svg:viewBox="0 0 9403 3401">
          <text:p/>
        </draw:connector>
        <draw:custom-shape draw:style-name="gr134" draw:text-style-name="P1" xml:id="id293" draw:id="id293" draw:layer="layout" svg:width="1.201cm" svg:height="1.6cm" draw:transform="rotate (1.5707963267949) translate (11.4cm 6.4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4" draw:layer="layout" svg:width="1.081cm" svg:height="0.4cm" svg:x="11.4cm" svg:y="5.199cm">
          <text:p text:style-name="P3"><text:span text:style-name="T1">:A</text:span><text:span text:style-name="T1">pp</text:span><text:span text:style-name="T1">en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5" draw:id="id295" draw:layer="layout" svg:width="0.8cm" svg:height="0.4cm" svg:x="11.4cm" svg:y="5.6cm">
          <text:p text:style-name="P3"><text:span text:style-name="T1">Inp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xml:id="id297" draw:id="id297" draw:layer="layout" svg:width="0.8cm" svg:height="0.4cm" svg:x="11.4cm" svg:y="6cm">
          <text:p text:style-name="P3"><text:span text:style-name="T1">Inp2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3cm" svg:y1="5.8cm" svg:x2="14cm" svg:y2="5.799cm" draw:start-shape="id293" draw:start-glue-point="6" draw:end-shape="id294" draw:end-glue-point="3" svg:d="M13000 5800h500v-1h500" svg:viewBox="0 0 1001 2">
          <text:p/>
        </draw:connector>
        <draw:connector draw:style-name="gr9" draw:text-style-name="P5" draw:layer="layout" draw:line-skew="0cm 2.295cm" svg:x1="11.4cm" svg:y1="5.8cm" svg:x2="24.919cm" svg:y2="7.809cm" draw:start-shape="id295" draw:start-glue-point="3" draw:end-shape="id240" draw:end-glue-point="1" svg:d="M11400 5800h-501v3200h14521v-1191h-501" svg:viewBox="0 0 14522 3201">
          <text:p/>
        </draw:connector>
        <draw:custom-shape draw:style-name="gr135" draw:text-style-name="P17" draw:layer="layout" svg:width="4cm" svg:height="1.8cm" svg:x="11.2cm" svg:y="1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draw:layer="layout" svg:width="3.468cm" svg:height="0.4cm" svg:x="11.4cm" svg:y="18.6cm">
          <text:p text:style-name="P3"><text:span text:style-name="T1">Cp</text:span><text:span text:style-name="T1">Rm</text:span><text:span text:style-name="T1">Drp </text:span><text:span text:style-name="T1">: </text:span><text:span text:style-name="T1">DcR</text:span><text:span text:style-name="T1">mW</text:span><text:span text:style-name="T1">dgS</text:span><text:span text:style-name="T1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9" xml:id="id300" draw:id="id300" draw:layer="layout" svg:width="1.156cm" svg:height="0.4cm" svg:x="14.044cm" svg:y="19.6cm">
          <text:p text:style-name="P18"><text:span text:style-name="T1">Do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4" draw:layer="layout" svg:width="1.156cm" svg:height="0.4cm" svg:x="11.2cm" svg:y="19.6cm">
          <text:p text:style-name="P13"><text:span text:style-name="T1">Na</text:span><text:span text:style-name="T1">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4" draw:layer="layout" svg:width="1.6cm" svg:height="0.4cm" svg:x="11.2cm" svg:y="20cm">
          <text:p text:style-name="P13"><text:span text:style-name="T1">En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9" draw:layer="layout" svg:width="0.4cm" svg:height="0.4cm" svg:x="11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0.2cm" svg:y1="6.2cm" svg:x2="11.4cm" svg:y2="6.2cm" draw:start-shape="id296" draw:start-glue-point="1" draw:end-shape="id297" draw:end-glue-point="3" svg:d="M10200 6200h1200" svg:viewBox="0 0 1201 1">
          <text:p/>
        </draw:connector>
        <draw:custom-shape draw:style-name="gr136" draw:text-style-name="P2" draw:layer="layout" svg:width="3.2cm" svg:height="1.2cm" svg:x="16.4cm" svg:y="18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3cm" svg:height="0.447cm" svg:x="16.6cm" svg:y="18.753cm">
          <text:p text:style-name="P25"><text:span text:style-name="T1">D</text:span><text:span text:style-name="T1">r</text:span><text:span text:style-name="T1">p</text:span><text:span text:style-name="T1">A</text:span><text:span text:style-name="T1">d</text:span><text:span text:style-name="T1">d</text:span><text:span text:style-name="T1">e</text:span><text:span text:style-name="T1">d</text:span><text:span text:style-name="T1">T</text:span><text:span text:style-name="T1">g </text:span><text:span text:style-name="T1">: </text:span><text:span text:style-name="T1">R</text:span><text:span text:style-name="T1">S</text:span><text:span text:style-name="T1">T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38" draw:text-style-name="P26" xml:id="id299" draw:id="id299" draw:layer="layout" svg:width="1cm" svg:height="0.4cm" svg:x="16.4cm" svg:y="19.2cm">
          <text:p text:style-name="P25"><text:span text:style-name="T1">InpS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91" draw:id="id291" draw:layer="layout" svg:width="1cm" svg:height="0.4cm" svg:x="18.6cm" svg:y="19.2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26" xml:id="id301" draw:id="id301" draw:layer="layout" svg:width="1cm" svg:height="0.4cm" svg:x="16.4cm" svg:y="19.6cm">
          <text:p text:style-name="P25"><text:span text:style-name="T1">Inp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40" draw:text-style-name="P2" draw:layer="layout" svg:width="4cm" svg:height="0.847cm" svg:x="17.801cm" svg:y="16.153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6" draw:layer="layout" svg:width="4cm" svg:height="0.447cm" svg:x="18.001cm" svg:y="16.153cm">
          <text:p text:style-name="P25"><text:span text:style-name="T1">DrpAd</text:span><text:span text:style-name="T1">dedPul</text:span><text:span text:style-name="T1">se : </text:span><text:span text:style-name="T1">BChan</text:span><text:span text:style-name="T1">ge</text:span></text:p>
          <draw:enhanced-geometry svg:viewBox="0 0 21600 21600" draw:type="rectangle" draw:enhanced-path="M 0 0 L 21600 0 21600 21600 0 21600 0 0 Z N"/>
        </draw:custom-shape>
        <draw:custom-shape draw:style-name="gr142" draw:text-style-name="P26" xml:id="id298" draw:id="id298" draw:layer="layout" svg:width="0.8cm" svg:height="0.4cm" svg:x="17.801cm" svg:y="16.6cm">
          <text:p text:style-name="P25"><text:span text:style-name="T1">In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75" draw:id="id275" draw:layer="layout" svg:width="1cm" svg:height="0.4cm" svg:x="20.801cm" svg:y="16.6cm">
          <text:p text:style-name="P13">Out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layout" svg:x1="15.2cm" svg:y1="16.8cm" svg:x2="17.801cm" svg:y2="16.8cm" draw:start-shape="id246" draw:start-glue-point="1" draw:end-shape="id298" draw:end-glue-point="3" svg:d="M15200 16800h2601" svg:viewBox="0 0 2602 1">
          <text:p/>
        </draw:connector>
        <draw:connector draw:style-name="gr9" draw:text-style-name="P5" draw:layer="layout" svg:x1="15.2cm" svg:y1="16.8cm" svg:x2="16.4cm" svg:y2="19.4cm" draw:start-shape="id246" draw:start-glue-point="1" draw:end-shape="id299" draw:end-glue-point="3" svg:d="M15200 16800h600v2600h600" svg:viewBox="0 0 1201 2601">
          <text:p/>
        </draw:connector>
        <draw:connector draw:style-name="gr9" draw:text-style-name="P5" draw:layer="layout" svg:x1="15.2cm" svg:y1="19.8cm" svg:x2="16.4cm" svg:y2="19.8cm" draw:start-shape="id300" draw:start-glue-point="1" draw:end-shape="id301" draw:end-glue-point="3" svg:d="M15200 19800h1200" svg:viewBox="0 0 1201 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09:53:34.184600847</meta:creation-date>
    <meta:generator>LibreOffice/6.4.7.2$Linux_X86_64 LibreOffice_project/40$Build-2</meta:generator>
    <dc:date>2022-04-18T13:08:53.791071702</dc:date>
    <meta:editing-duration>P36DT16H52M32S</meta:editing-duration>
    <meta:editing-cycles>64</meta:editing-cycles>
    <meta:document-statistic meta:object-count="786"/>
  </office:meta>
</office:document-meta>
</file>